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4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7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e87b7" officeooo:paragraph-rsid="004e87b7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5a73" officeooo:paragraph-rsid="00505a73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e43c" officeooo:paragraph-rsid="0050e43c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28149" officeooo:paragraph-rsid="00528149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65a9d" officeooo:paragraph-rsid="00565a9d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539f22" officeooo:paragraph-rsid="00539f22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e87b7" officeooo:paragraph-rsid="004e87b7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fe485" officeooo:paragraph-rsid="004fe485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5a73" officeooo:paragraph-rsid="00505a73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e43c" officeooo:paragraph-rsid="0050e43c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598e2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836cc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65a9d" officeooo:paragraph-rsid="00565a9d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36cc" officeooo:paragraph-rsid="005836cc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29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13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13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134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35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36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38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40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41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42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43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44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145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46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4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148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149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50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3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4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55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5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57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58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59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60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61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a3634" officeooo:paragraph-rsid="005a3634" fo:background-color="transparent" style:font-size-asian="10pt" style:font-weight-asian="normal" style:font-size-complex="10pt" style:font-weight-complex="normal"/>
    </style:style>
    <style:style style:name="P166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67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68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69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70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71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72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e87b7" style:font-size-asian="10pt" style:font-weight-asian="bold" style:font-size-complex="10pt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5836cc"/>
    </style:style>
    <style:style style:name="T24" style:family="text">
      <style:text-properties officeooo:rsid="00599a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114"><text:a xlink:type="simple" xlink:href="https://www.softr.io/tools/download-youtube-thumbnail" text:style-name="Internet_20_link" text:visited-style-name="Visited_20_Internet_20_Link">https://www.softr.io/tools/download-youtube-thumbnail</text:a> →<text:span text:style-name="T23"> Site para criar url de thumbnail de vídeos do YouTube.</text:span></text:p>
      <text:p text:style-name="P116"/>
      <text:p text:style-name="P1">LAUNCHBASE</text:p>
      <text:p text:style-name="P1">Fase 01</text:p>
      <text:p text:style-name="P1">Preparação e Estudos</text:p>
      <text:list xml:id="list3400889205" text:style-name="L1">
        <text:list-item>
          <text:p text:style-name="P133">Instruções Básicas</text:p>
        </text:list-item>
        <text:list-item>
          <text:p text:style-name="P133">Fortalecendo sua mentalidade</text:p>
        </text:list-item>
      </text:list>
      <text:p text:style-name="P14"/>
      <text:p text:style-name="P7">Como estudar?</text:p>
      <text:p text:style-name="P14"/>
      <text:list xml:id="list1186794971" text:style-name="L2">
        <text:list-item>
          <text:list>
            <text:list-item>
              <text:p text:style-name="P136">Não estude o mínimo Necessário, faça mais do que o que foi pedido;</text:p>
            </text:list-item>
            <text:list-item>
              <text:p text:style-name="P136">Aprenda a ser pesquisador e não seguir somente receita;</text:p>
            </text:list-item>
            <text:list-item>
              <text:p text:style-name="P136">Aprenda a se desafiar;</text:p>
            </text:list-item>
            <text:list-item>
              <text:p text:style-name="P136">Pode ser simples, mas não vai ser fácil;</text:p>
            </text:list-item>
            <text:list-item>
              <text:p text:style-name="P136">Como você lida com a dor?</text:p>
            </text:list-item>
            <text:list-item>
              <text:p text:style-name="P136">Esforço;</text:p>
            </text:list-item>
            <text:list-item>
              <text:p text:style-name="P136">Você não precisa de mais material, você precisa aprender a estudar;</text:p>
            </text:list-item>
            <text:list-item>
              <text:p text:style-name="P136">Revisão/Repetição;</text:p>
            </text:list-item>
            <text:list-item>
              <text:p text:style-name="P136">Comparações x Evolução;</text:p>
            </text:list-item>
            <text:list-item>
              <text:p text:style-name="P136">Controle de ansiedade:</text:p>
              <text:list>
                <text:list-item>
                  <text:p text:style-name="P136">Medo do desconhecido;</text:p>
                </text:list-item>
                <text:list-item>
                  <text:p text:style-name="P136">Querer chegar logo no destino;</text:p>
                  <text:list>
                    <text:list-item>
                      <text:p text:style-name="P136">Maratona x Corrida de 100 metros;</text:p>
                    </text:list-item>
                  </text:list>
                </text:list-item>
                <text:list-item>
                  <text:p text:style-name="P136">Quebre em pequenos pedaços;</text:p>
                </text:list-item>
                <text:list-item>
                  <text:p text:style-name="P136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122701529436976" text:continue-list="list3400889205" text:style-name="L1">
        <text:list-item>
          <text:p text:style-name="P133">Cronograma de Estudos(conceitos)</text:p>
        </text:list-item>
      </text:list>
      <text:p text:style-name="P15"/>
      <text:list xml:id="list2635844465" text:style-name="L3">
        <text:list-item>
          <text:p text:style-name="P137">Você precis ter um tempo separado para estudo;</text:p>
        </text:list-item>
        <text:list-item>
          <text:p text:style-name="P137">Concentração x Interrupções;</text:p>
        </text:list-item>
        <text:list-item>
          <text:p text:style-name="P137">Pomodoro.</text:p>
        </text:list-item>
      </text:list>
      <text:p text:style-name="P15"/>
      <text:list xml:id="list122701159486581" text:continue-list="list122701529436976" text:style-name="L1">
        <text:list-item>
          <text:p text:style-name="P133">Fixação de Conteúdo</text:p>
        </text:list-item>
      </text:list>
      <text:p text:style-name="P15"/>
      <text:list xml:id="list706173473" text:style-name="L4">
        <text:list-item>
          <text:p text:style-name="P138">Assistir aula basta? Garantido que você vai perder tempo: Só assistir e não colocar em prática;</text:p>
        </text:list-item>
        <text:list-item>
          <text:p text:style-name="P138">Entender, Codar, Revisar, Repetir;</text:p>
        </text:list-item>
        <text:list-item>
          <text:p text:style-name="P138">Saber buscar respostas *google, seus próprios códigos;]Ajudar outros, explicar, debater em grupo;</text:p>
        </text:list-item>
        <text:list-item>
          <text:p text:style-name="P138">ENSINAR, Posts em blog, Vídeos, Podcasts;</text:p>
        </text:list-item>
        <text:list-item>
          <text:p text:style-name="P138">Projetos pessoais, prática, experiência</text:p>
        </text:list-item>
      </text:list>
      <text:p text:style-name="P15"/>
      <text:list xml:id="list122701676361708" text:continue-list="list122701159486581" text:style-name="L1">
        <text:list-item>
          <text:p text:style-name="P133">Resultado para a Carreira</text:p>
        </text:list-item>
      </text:list>
      <text:p text:style-name="P16"><text:soft-page-break/></text:p>
      <text:list xml:id="list3595050281" text:style-name="L5">
        <text:list-item>
          <text:p text:style-name="P139">Não espere o certificado;</text:p>
        </text:list-item>
        <text:list-item>
          <text:p text:style-name="P139">Projetos no GitHub:</text:p>
          <text:list>
            <text:list-item>
              <text:p text:style-name="P139">README.md;</text:p>
            </text:list-item>
          </text:list>
        </text:list-item>
        <text:list-item>
          <text:p text:style-name="P139">Arrume seu Linkedin:</text:p>
          <text:list>
            <text:list-item>
              <text:p text:style-name="P139">Sua apresentação pessoal, você é seu produto;</text:p>
            </text:list-item>
            <text:list-item>
              <text:p text:style-name="P139">Fotos, descrição, palavras chaves, posts semanais;</text:p>
            </text:list-item>
          </text:list>
        </text:list-item>
        <text:list-item>
          <text:p text:style-name="P139">Ajude outros em outras na nossa comunidade e em outras também;</text:p>
        </text:list-item>
        <text:list-item>
          <text:p text:style-name="P139">Você precisa ser visto.</text:p>
        </text:list-item>
      </text:list>
      <text:p text:style-name="P16"/>
      <text:list xml:id="list122701772641549" text:continue-list="list122701676361708" text:style-name="L1">
        <text:list-item>
          <text:p text:style-name="P133">Projetos Pessoais</text:p>
        </text:list-item>
      </text:list>
      <text:p text:style-name="P16"/>
      <text:list xml:id="list1628604938" text:style-name="L6">
        <text:list-item>
          <text:p text:style-name="P140">Observe pessoas próximas a você e como você pode ajudar;</text:p>
        </text:list-item>
        <text:list-item>
          <text:p text:style-name="P140">Pequenos pedaços de um projeto grande;</text:p>
        </text:list-item>
        <text:list-item>
          <text:p text:style-name="P140">App ideias (github);</text:p>
        </text:list-item>
        <text:list-item>
          <text:p text:style-name="P140">MVP imediato;</text:p>
        </text:list-item>
        <text:list-item>
          <text:p text:style-name="P140">dribb<text:span text:style-name="T1">b</text:span>le / pinterest;</text:p>
        </text:list-item>
        <text:list-item>
          <text:p text:style-name="P140">figma para app / whimsical.</text:p>
        </text:list-item>
      </text:list>
      <text:p text:style-name="P16"/>
      <text:list xml:id="list122701326622013" text:continue-list="list122701772641549" text:style-name="L1">
        <text:list-item>
          <text:p text:style-name="P133">Cronograma na Prática</text:p>
        </text:list-item>
      </text:list>
      <text:p text:style-name="P17"/>
      <text:list xml:id="list1427018842" text:style-name="L7">
        <text:list-item>
          <text:p text:style-name="P141">Notion (Cronograma Semanal):</text:p>
          <text:list>
            <text:list-item>
              <text:p text:style-name="P141">/table full page;</text:p>
            </text:list-item>
            <text:list-item>
              <text:p text:style-name="P141">Dia da semana – Hora de início – Hora de término</text:p>
            </text:list-item>
          </text:list>
        </text:list-item>
        <text:list-item>
          <text:p text:style-name="P141">Cronograma da turma:</text:p>
          <text:list>
            <text:list-item>
              <text:p text:style-name="P141">/calendar;</text:p>
            </text:list-item>
            <text:list-item>
              <text:p text:style-name="P141">*Nenhum plano sobrevive ao campo de batalha;</text:p>
            </text:list-item>
            <text:list-item>
              <text:p text:style-name="P141">Faça o seu cronograma, e não siga o cronograma de liber</text:p>
            </text:list-item>
          </text:list>
        </text:list-item>
        <text:list-item>
          <text:p text:style-name="P141">Lista de tarefas;</text:p>
        </text:list-item>
        <text:list-item>
          <text:p text:style-name="P141">Mind Maps.</text:p>
        </text:list-item>
      </text:list>
      <text:p text:style-name="P17"/>
      <text:p text:style-name="P48">LAUNCHBASE</text:p>
      <text:p text:style-name="P2">Fase 01</text:p>
      <text:p text:style-name="P5">Ambiente de Desenvolvimento</text:p>
      <text:list xml:id="list2261970584" text:style-name="L8">
        <text:list-item>
          <text:p text:style-name="P134">Ambiente macOS</text:p>
        </text:list-item>
        <text:list-item>
          <text:p text:style-name="P134">Ambiente Windows</text:p>
        </text:list-item>
        <text:list-item>
          <text:p text:style-name="P134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9">LAUNCHBASE</text:p>
      <text:p text:style-name="P3">Fase 0<text:span text:style-name="T2">2</text:span></text:p>
      <text:p text:style-name="P6">Introdução à programação WEB</text:p>
      <text:list xml:id="list3867141336" text:style-name="L9">
        <text:list-item>
          <text:p text:style-name="P135">Iniciando com a programação web</text:p>
        </text:list-item>
      </text:list>
      <text:p text:style-name="P18"/>
      <text:p text:style-name="P8">O que é programação?</text:p>
      <text:list xml:id="list2528199726" text:style-name="L10">
        <text:list-item>
          <text:p text:style-name="P142">Ensinar o computador;</text:p>
        </text:list-item>
        <text:list-item>
          <text:p text:style-name="P142">Algoritmos</text:p>
          <text:list>
            <text:list-item>
              <text:p text:style-name="P142">Conjunto de regras;</text:p>
            </text:list-item>
          </text:list>
        </text:list-item>
        <text:list-item>
          <text:p text:style-name="P142">Softwares;</text:p>
        </text:list-item>
        <text:list-item>
          <text:p text:style-name="P142">Linguagem;</text:p>
        </text:list-item>
      </text:list>
      <text:p text:style-name="P9">Linguagens de Programação:</text:p>
      <text:list xml:id="list122700533195139" text:continue-numbering="true" text:style-name="L10">
        <text:list-item>
          <text:p text:style-name="P143">Diversas:</text:p>
          <text:list>
            <text:list-item>
              <text:p text:style-name="P143">Python;</text:p>
            </text:list-item>
            <text:list-item>
              <text:p text:style-name="P143">Java;</text:p>
            </text:list-item>
            <text:list-item>
              <text:p text:style-name="P143">PHP;</text:p>
            </text:list-item>
            <text:list-item>
              <text:p text:style-name="P143">JavaScript.</text:p>
            </text:list-item>
          </text:list>
        </text:list-item>
        <text:list-item>
          <text:p text:style-name="P143">Tipos de aplicativos:</text:p>
          <text:list>
            <text:list-item>
              <text:p text:style-name="P143">Desktop;</text:p>
            </text:list-item>
            <text:list-item>
              <text:p text:style-name="P143">Web;</text:p>
            </text:list-item>
            <text:list-item>
              <text:p text:style-name="P143">Mobile.</text:p>
            </text:list-item>
          </text:list>
        </text:list-item>
      </text:list>
      <text:p text:style-name="P9">Por que JavaScript?</text:p>
      <text:list xml:id="list122700996102658" text:continue-numbering="true" text:style-name="L10">
        <text:list-item>
          <text:list>
            <text:list-item>
              <text:p text:style-name="P143">Moderna:</text:p>
              <text:list>
                <text:list-item>
                  <text:p text:style-name="P143">Comunidade;</text:p>
                </text:list-item>
                <text:list-item>
                  <text:p text:style-name="P143">Popularidade</text:p>
                </text:list-item>
              </text:list>
            </text:list-item>
            <text:list-item>
              <text:p text:style-name="P143">Está em todos os lugares;</text:p>
            </text:list-item>
            <text:list-item>
              <text:p text:style-name="P143">Fácil:</text:p>
              <text:list>
                <text:list-item>
                  <text:p text:style-name="P143">De escrever;</text:p>
                </text:list-item>
                <text:list-item>
                  <text:p text:style-name="P143">De aprender.</text:p>
                </text:list-item>
              </text:list>
            </text:list-item>
          </text:list>
        </text:list-item>
      </text:list>
      <text:p text:style-name="P9">Como programar?</text:p>
      <text:list xml:id="list122702144037328" text:continue-numbering="true" text:style-name="L10">
        <text:list-item>
          <text:list>
            <text:list-item>
              <text:list>
                <text:list-item>
                  <text:p text:style-name="P143">Aprender a linguagem;</text:p>
                </text:list-item>
                <text:list-item>
                  <text:p text:style-name="P143">Ter um ambiente de desenvolvimento;</text:p>
                </text:list-item>
                <text:list-item>
                  <text:p text:style-name="P143">Codar!</text:p>
                </text:list-item>
              </text:list>
            </text:list-item>
          </text:list>
        </text:list-item>
      </text:list>
      <text:p text:style-name="P18"/>
      <text:list xml:id="list122700945652389" text:continue-list="list3867141336" text:style-name="L9">
        <text:list-item>
          <text:p text:style-name="P135">Iniciando no JavaScript</text:p>
        </text:list-item>
      </text:list>
      <text:p text:style-name="P19"/>
      <text:p text:style-name="P35"><text:span text:style-name="T3">const</text:span> nome <text:span text:style-name="T3">=</text:span> <text:span text:style-name="T6">'Thiago Bootcamp'</text:span></text:p>
      <text:p text:style-name="P33"><text:span text:style-name="T5">console.</text:span><text:span text:style-name="T8">log</text:span><text:span text:style-name="T5">(nome)</text:span></text:p>
      <text:p text:style-name="P19"/>
      <text:list xml:id="list122702050933260" text:continue-numbering="true" text:style-name="L9">
        <text:list-item>
          <text:p text:style-name="P135">Comentários, Strings e Numbers</text:p>
        </text:list-item>
      </text:list>
      <text:p text:style-name="P20"/>
      <text:p text:style-name="P44">// Criar um programa que calcula a média</text:p>
      <text:p text:style-name="P46">// das notas entre alunos e envia</text:p>
      <text:p text:style-name="P46">// mensagem do cálculo da média.</text:p>
      <text:p text:style-name="P47"/>
      <text:p text:style-name="P42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"Carlos"</text:span></text:p>
      <text:p text:style-name="P42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7"><text:soft-page-break/></text:p>
      <text:p text:style-name="P42">console.<text:span text:style-name="T7">log</text:span>(aluno03)</text:p>
      <text:p text:style-name="P42">console.<text:span text:style-name="T7">log</text:span>(<text:span text:style-name="T3">typeof</text:span> aluno01)</text:p>
      <text:p text:style-name="P34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122700684145841" text:continue-numbering="true" text:style-name="L9">
        <text:list-item>
          <text:p text:style-name="P135">Fazendo cálculos com JavaScript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34"><text:span text:style-name="T4">console.</text:span><text:span text:style-name="T7">log</text:span><text:span text:style-name="T4">(media)</text:span></text:p>
      <text:p text:style-name="P21"/>
      <text:list xml:id="list122701381933090" text:continue-numbering="true" text:style-name="L9">
        <text:list-item>
          <text:p text:style-name="P135">Condicionais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notaAluno01 <text:span text:style-name="T3">=</text:span> <text:span text:style-name="T9">9.8</text:span></text:p>
      <text:p text:style-name="P47"/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notaAluno02 <text:span text:style-name="T3">=</text:span> <text:span text:style-name="T9">10</text:span></text:p>
      <text:p text:style-name="P47"/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46">// Se a média for maior que 5, parabenizar a turma</text:p>
      <text:p text:style-name="P42"><text:span text:style-name="T3">if</text:span> (media <text:span text:style-name="T3">&gt;</text:span> <text:span text:style-name="T9">5</text:span>) {</text:p>
      <text:p text:style-name="P42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42">} <text:span text:style-name="T3">else</text:span> {</text:p>
      <text:p text:style-name="P42"><text:tab/>console.<text:span text:style-name="T7">log</text:span>(<text:span text:style-name="T6">`A média é menor que 5!`</text:span>)</text:p>
      <text:p text:style-name="P42">}</text:p>
      <text:p text:style-name="P21"/>
      <text:list xml:id="list122701586368342" text:continue-numbering="true" text:style-name="L9">
        <text:list-item>
          <text:p text:style-name="P135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7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42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42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42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42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4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5">// verificar se a pessoa é maior igual a 18 anos</text:p>
      <text:p text:style-name="P46">// se sim, deixar entrar, se não, bloquear a entrada</text:p>
      <text:p text:style-name="P47"/>
      <text:p text:style-name="P42"><text:span text:style-name="T3">const</text:span> idade <text:span text:style-name="T3">=</text:span> <text:span text:style-name="T9">17</text:span></text:p>
      <text:p text:style-name="P42"><text:span text:style-name="T3">if</text:span>(idade <text:span text:style-name="T3">&gt;=</text:span> <text:span text:style-name="T9">18</text:span>){</text:p>
      <text:p text:style-name="P42"><text:tab/>console.<text:span text:style-name="T7">log</text:span>(<text:span text:style-name="T6">`Deixar entrar!`</text:span>)</text:p>
      <text:p text:style-name="P42">} <text:span text:style-name="T3">else</text:span> {</text:p>
      <text:p text:style-name="P42"><text:tab/>console.<text:span text:style-name="T7">log</text:span>(<text:span text:style-name="T6">`Entrada bloqueada!`</text:span>)</text:p>
      <text:p text:style-name="P42">}</text:p>
      <text:p text:style-name="P47"/>
      <text:p text:style-name="P46">// se a pessoa tiver 17 anos, avisar para voltar quando fizer 18 anos</text:p>
      <text:p text:style-name="P42"><text:span text:style-name="T3">if</text:span>(idade <text:span text:style-name="T3">===</text:span> <text:span text:style-name="T9">17</text:span>){</text:p>
      <text:p text:style-name="P42"><text:tab/>console.<text:span text:style-name="T7">log</text:span>(<text:span text:style-name="T6">`Volte quando tiver 18 anos!`</text:span>)</text:p>
      <text:p text:style-name="P42">}</text:p>
      <text:p text:style-name="P24"/>
      <text:list xml:id="list122702606395062" text:continue-numbering="true" text:style-name="L9">
        <text:list-item>
          <text:p text:style-name="P135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7"/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7"/>
      <text:p text:style-name="P42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4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8"><text:soft-page-break/><text:span text:style-name="T3">const</text:span> idade <text:span text:style-name="T3">=</text:span> <text:span text:style-name="T9">16</text:span></text:p>
      <text:p text:style-name="P42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42"><text:tab/>console.<text:span text:style-name="T7">log</text:span>(<text:span text:style-name="T6">`Entrada bloqueada!`</text:span>)</text:p>
      <text:p text:style-name="P42">} <text:span text:style-name="T3">else</text:span> {</text:p>
      <text:p text:style-name="P42"><text:tab/>console.<text:span text:style-name="T7">log</text:span>(<text:span text:style-name="T6">`Deixar entrar!`</text:span>)</text:p>
      <text:p text:style-name="P42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9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42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42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42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4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122700882077308" text:continue-numbering="true" text:style-name="L9">
        <text:list-item>
          <text:p text:style-name="P135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3"><text:span text:style-name="T3">const</text:span> nome <text:span text:style-name="T3">=</text:span> <text:span text:style-name="T6">'Thiago Carlos'</text:span></text:p>
      <text:p text:style-name="P42"><text:span text:style-name="T3">const</text:span> peso <text:span text:style-name="T3">=</text:span> <text:span text:style-name="T9">92</text:span></text:p>
      <text:p text:style-name="P42"><text:span text:style-name="T3">const</text:span> altura <text:span text:style-name="T3">=</text:span> <text:span text:style-name="T9">1.86</text:span></text:p>
      <text:p text:style-name="P42"><text:span text:style-name="T3">let</text:span> mensagem <text:span text:style-name="T3">=</text:span> <text:span text:style-name="T6">``</text:span></text:p>
      <text:p text:style-name="P42"><text:span text:style-name="T3">let</text:span> imc <text:span text:style-name="T3">=</text:span> (peso <text:span text:style-name="T3">/</text:span> (altura <text:span text:style-name="T3">*</text:span> altura))</text:p>
      <text:p text:style-name="P42"><text:span text:style-name="T3">if</text:span>(imc <text:span text:style-name="T3">&gt;=</text:span> <text:span text:style-name="T9">30</text:span>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42">}</text:p>
      <text:p text:style-name="P34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42"><text:span text:style-name="T3">const</text:span> sexo <text:span text:style-name="T3">=</text:span> <text:span text:style-name="T6">'F'</text:span></text:p>
      <text:p text:style-name="P42"><text:span text:style-name="T3">const</text:span> idade <text:span text:style-name="T3">=</text:span> <text:span text:style-name="T9">54</text:span></text:p>
      <text:p text:style-name="P42"><text:span text:style-name="T3">const</text:span> contribuicao <text:span text:style-name="T3">=</text:span> <text:span text:style-name="T9">30</text:span></text:p>
      <text:p text:style-name="P42"><text:span text:style-name="T3">const</text:span> calculoContribuicao <text:span text:style-name="T3">=</text:span> contribuicao <text:span text:style-name="T3">+</text:span> idade</text:p>
      <text:p text:style-name="P42"><text:span text:style-name="T3">let</text:span> mensagem <text:span text:style-name="T3">=</text:span> <text:span text:style-name="T6">``</text:span></text:p>
      <text:p text:style-name="P47"/>
      <text:p text:style-name="P42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42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7"/>
      <text:p text:style-name="P42"><text:span text:style-name="T3">if</text:span>(aposentadoriaHomem <text:span text:style-name="T3">||</text:span> aposentadoriaMulher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42">}</text:p>
      <text:p text:style-name="P47"/>
      <text:p text:style-name="P34"><text:span text:style-name="T4">console.</text:span><text:span text:style-name="T7">log</text:span><text:span text:style-name="T4">(mensagem)</text:span></text:p>
      <text:p text:style-name="P28"/>
      <text:list xml:id="list122700591453629" text:continue-numbering="true" text:style-name="L9">
        <text:list-item>
          <text:p text:style-name="P135">Objetos</text:p>
        </text:list-item>
      </text:list>
      <text:p text:style-name="P29"/>
      <text:p text:style-name="P29"/>
      <text:p text:style-name="P29"><text:soft-page-break/></text:p>
      <text:p text:style-name="P41"><text:span text:style-name="T3">const</text:span> aluno01 <text:span text:style-name="T3">=</text:span> {</text:p>
      <text:p text:style-name="P42"><text:tab/>nome<text:span text:style-name="T3">:</text:span> <text:span text:style-name="T6">'Thiago'</text:span>,</text:p>
      <text:p text:style-name="P42"><text:tab/>nota<text:span text:style-name="T3">:</text:span> <text:span text:style-name="T9">9.8</text:span></text:p>
      <text:p text:style-name="P42">}</text:p>
      <text:p text:style-name="P47"/>
      <text:p text:style-name="P42"><text:span text:style-name="T3">const</text:span> aluno02 <text:span text:style-name="T3">=</text:span> {</text:p>
      <text:p text:style-name="P42"><text:tab/>nome<text:span text:style-name="T3">:</text:span> <text:span text:style-name="T6">'Carlos'</text:span>,</text:p>
      <text:p text:style-name="P42"><text:tab/>nota<text:span text:style-name="T3">:</text:span> <text:span text:style-name="T9">10</text:span></text:p>
      <text:p text:style-name="P42">}</text:p>
      <text:p text:style-name="P47"/>
      <text:p text:style-name="P42"><text:span text:style-name="T3">const</text:span> aluno03 <text:span text:style-name="T3">=</text:span> {</text:p>
      <text:p text:style-name="P42"><text:tab/>nome<text:span text:style-name="T3">:</text:span> <text:span text:style-name="T6">'Fulano'</text:span>,</text:p>
      <text:p text:style-name="P42"><text:tab/>nota<text:span text:style-name="T3">:</text:span> <text:span text:style-name="T9">2</text:span></text:p>
      <text:p text:style-name="P42">}</text:p>
      <text:p text:style-name="P47"/>
      <text:p text:style-name="P42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7"/>
      <text:p text:style-name="P42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4"><text:span text:style-name="T4">console.</text:span><text:span text:style-name="T7">log</text:span><text:span text:style-name="T4">(aluno01)</text:span></text:p>
      <text:p text:style-name="P29"/>
      <text:p text:style-name="P29"/>
      <text:list xml:id="list122700696117286" text:continue-numbering="true" text:style-name="L9">
        <text:list-item>
          <text:p text:style-name="P152">Vetores</text:p>
        </text:list-item>
      </text:list>
      <text:p text:style-name="P56"/>
      <text:p text:style-name="P121"><text:span text:style-name="T3">const</text:span> alunos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9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42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42">console.<text:span text:style-name="T7">log</text:span>(nomeDeAlunos)</text:p>
      <text:p text:style-name="P42">console.<text:span text:style-name="T7">log</text:span>(alunos)</text:p>
      <text:p text:style-name="P34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6"/>
      <text:p text:style-name="P56"/>
      <text:list xml:id="list122701724074941" text:continue-numbering="true" text:style-name="L9">
        <text:list-item>
          <text:p text:style-name="P153"><text:soft-page-break/>Desafio 1-2</text:p>
        </text:list-item>
      </text:list>
      <text:p text:style-name="P57"/>
      <text:p text:style-name="P59">Construção e impressão de objetos</text:p>
      <text:p text:style-name="P57">Crie um programa que armazena dados da empresa Rocketseat dentro de um objeto chamado empresa. Os dados a serem armazenados são:</text:p>
      <text:p text:style-name="P57"/>
      <text:list xml:id="list1798202794" text:style-name="L11">
        <text:list-item>
          <text:p text:style-name="P144">Nome: Rocketseat</text:p>
        </text:list-item>
        <text:list-item>
          <text:p text:style-name="P144">Cor: Roxo</text:p>
        </text:list-item>
        <text:list-item>
          <text:p text:style-name="P144">Foco: Programação</text:p>
        </text:list-item>
        <text:list-item>
          <text:p text:style-name="P144">Endereço:</text:p>
          <text:list>
            <text:list-item>
              <text:p text:style-name="P144">Rua: Rua Guilherme Gembala</text:p>
            </text:list-item>
            <text:list-item>
              <text:p text:style-name="P144">Número: 260</text:p>
            </text:list-item>
          </text:list>
        </text:list-item>
      </text:list>
      <text:p text:style-name="P57"/>
      <text:p text:style-name="P57">Obs.: Para armazenar os dados de endereço da empresa você pode criar objetos intercalados.</text:p>
      <text:p text:style-name="P57"/>
      <text:p text:style-name="P57">Imprima em tela utilizando console.log o nome da empresa e seu endereço no seguinte formato:</text:p>
      <text:p text:style-name="P57"/>
      <text:p text:style-name="P60">A empresa Rocketseat está localizada em Rua Guilherme Gembala, 260</text:p>
      <text:p text:style-name="P57"/>
      <text:p text:style-name="P57">Obs. Para imprimir em tela utilize o formato de template strings.</text:p>
      <text:p text:style-name="P57"/>
      <text:p text:style-name="P122"><text:span text:style-name="T3">const</text:span> empresa <text:span text:style-name="T3">=</text:span> {</text:p>
      <text:p text:style-name="P42"><text:tab/>nome<text:span text:style-name="T3">:</text:span> <text:span text:style-name="T6">'Rocketseat'</text:span>,</text:p>
      <text:p text:style-name="P42"><text:tab/>cor<text:span text:style-name="T3">:</text:span> <text:span text:style-name="T6">'Roxo'</text:span>,</text:p>
      <text:p text:style-name="P42"><text:tab/>foco<text:span text:style-name="T3">:</text:span> <text:span text:style-name="T6">'Programação'</text:span>,</text:p>
      <text:p text:style-name="P42"><text:tab/>endereço<text:span text:style-name="T3">:</text:span> {</text:p>
      <text:p text:style-name="P42"><text:tab/><text:tab/>rua<text:span text:style-name="T3">:</text:span><text:span text:style-name="T6">'Rua Guilherme Gembala'</text:span>,</text:p>
      <text:p text:style-name="P42"><text:tab/><text:tab/>numero<text:span text:style-name="T3">:</text:span> <text:span text:style-name="T9">260</text:span></text:p>
      <text:p text:style-name="P42"><text:tab/>}</text:p>
      <text:p text:style-name="P42">}</text:p>
      <text:p text:style-name="P34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7"/>
      <text:p text:style-name="P59">Vetores e objetos</text:p>
      <text:p text:style-name="P57">Crie um programa com um objeto para armazenar dados de um programador como nome, idade e tecnologias que trabalha.</text:p>
      <text:p text:style-name="P57"/>
      <text:p text:style-name="P57">Um programador pode trabalhar com várias tecnologias, por isso armazene essas tecnologias em um array.</text:p>
      <text:p text:style-name="P57"/>
      <text:p text:style-name="P57">As tecnologias também devem ser objetos contendo nome e especialidade, use as tecnologias abaixo:</text:p>
      <text:p text:style-name="P57"><text:tab/>{ nome: 'C++', especialidade: 'Desktop' }</text:p>
      <text:p text:style-name="P57"><text:tab/>{ nome: 'Python', especialidade: 'Data Science' }</text:p>
      <text:p text:style-name="P57"><text:tab/>{ nome: 'JavaScript', especialidade: 'Web/Mobile' }</text:p>
      <text:p text:style-name="P57">Imprima em tela o nome e especialidade da primeira tecnologia que o usuário utiliza no seguinte formato:</text:p>
      <text:p text:style-name="P57"/>
      <text:p text:style-name="P60"><text:soft-page-break/>O usuário Carlos tem 32 anos e usa a tecnologia C++ com especialidade em Desktop</text:p>
      <text:p text:style-name="P57"/>
      <text:list xml:id="list122702113517606" text:continue-list="list122701724074941" text:style-name="L9">
        <text:list-item>
          <text:p text:style-name="P153">Funções e métodos</text:p>
        </text:list-item>
      </text:list>
      <text:p text:style-name="P51"/>
      <text:p text:style-name="P123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tab/><text:tab/>nota<text:span text:style-name="T3">:</text:span> <text:span text:style-name="T9">0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rray</text:span>){</text:p>
      <text:p text:style-name="P42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42">}</text:p>
      <text:p text:style-name="P47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oft-page-break/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1"/>
      <text:list xml:id="list122701335800969" text:continue-numbering="true" text:style-name="L9">
        <text:list-item>
          <text:p text:style-name="P153">Estrutura de repetição</text:p>
        </text:list-item>
      </text:list>
      <text:p text:style-name="P52"/>
      <text:p text:style-name="P124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Outro aluno'</text:span>,</text:p>
      <text:p text:style-name="P42"><text:tab/><text:tab/>nota<text:span text:style-name="T3">:</text:span> <text:span text:style-name="T9">10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soft-page-break/><text:tab/><text:tab/>nota<text:span text:style-name="T3">:</text:span> <text:span text:style-name="T9">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Novo Aluno'</text:span>,</text:p>
      <text:p text:style-name="P42"><text:tab/><text:tab/>nota<text:span text:style-name="T3">:</text:span> <text:span text:style-name="T9">5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lunos</text:span>){</text:p>
      <text:p text:style-name="P42"><text:span text:style-name="T3"><text:tab/>let</text:span> soma <text:span text:style-name="T3">=</text:span> <text:span text:style-name="T9">0</text:span></text:p>
      <text:p text:style-name="P42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42"><text:tab/><text:tab/>soma <text:span text:style-name="T3">=</text:span> soma <text:span text:style-name="T3">+</text:span> alunos[i].nota</text:p>
      <text:p text:style-name="P42"><text:tab/>}</text:p>
      <text:p text:style-name="P47"/>
      <text:p text:style-name="P42"><text:span text:style-name="T3"><text:tab/>const</text:span> media <text:span text:style-name="T3">=</text:span> soma <text:span text:style-name="T3">/</text:span> alunos.length</text:p>
      <text:p text:style-name="P42"><text:span text:style-name="T3"><text:tab/>return</text:span> media</text:p>
      <text:p text:style-name="P42">}</text:p>
      <text:p text:style-name="P129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2"/>
      <text:list xml:id="list122702314414130" text:continue-numbering="true" text:style-name="L9">
        <text:list-item>
          <text:p text:style-name="P153">Escopos</text:p>
          <text:p text:style-name="P154"/>
        </text:list-item>
        <text:list-item>
          <text:p text:style-name="P153">Desafio 1-3</text:p>
        </text:list-item>
      </text:list>
      <text:p text:style-name="P130"/>
      <text:p text:style-name="P131">// Usuários e tecnologias</text:p>
      <text:p text:style-name="P130"/>
      <text:p text:style-name="P132">const usuarios = [</text:p>
      <text:p text:style-name="P132"><text:s text:c="4"/>{ nome: 'Carlos', tecnologias: ['HTML', 'CSS'] },</text:p>
      <text:p text:style-name="P132"><text:s text:c="4"/>{ nome: 'Jasmine', tecnologias: ['JavaScript', 'CSS'] },</text:p>
      <text:p text:style-name="P132"><text:s text:c="4"/>{ nome: 'Tuane', tecnologias: ['HTML', 'Node.js'] }</text:p>
      <text:p text:style-name="P132"><text:s text:c="2"/>]</text:p>
      <text:p text:style-name="P132"/>
      <text:p text:style-name="P132">for (let usuario of usuarios) {</text:p>
      <text:p text:style-name="P132"><text:soft-page-break/><text:s text:c="4"/>console.log(`${usuario.nome} trabalha com ${usuario.tecnologias.join(', ')}`)</text:p>
      <text:p text:style-name="P132">}</text:p>
      <text:p text:style-name="P132"/>
      <text:p text:style-name="P132">// Busca por tecnologia</text:p>
      <text:p text:style-name="P132">function checaSeUsuarioUsaCSS(usuario) {</text:p>
      <text:p text:style-name="P132"><text:s text:c="4"/>for (let tecnologia of usuario.tecnologias) {</text:p>
      <text:p text:style-name="P132"><text:s text:c="8"/>if (tecnologia == 'CSS') return true</text:p>
      <text:p text:style-name="P132"><text:s text:c="4"/>}</text:p>
      <text:p text:style-name="P132"/>
      <text:p text:style-name="P132"><text:s text:c="4"/>return false</text:p>
      <text:p text:style-name="P132">}</text:p>
      <text:p text:style-name="P132"/>
      <text:p text:style-name="P132">for (let i = 0; i &lt; usuarios.length; i++) {</text:p>
      <text:p text:style-name="P132"><text:s text:c="4"/>const usuarioTrabalhaComCSS = checaSeUsuarioUsaCSS(usuarios[i])</text:p>
      <text:p text:style-name="P132"/>
      <text:p text:style-name="P132"><text:s text:c="4"/>if(usuarioTrabalhaComCSS) {</text:p>
      <text:p text:style-name="P132"><text:s text:c="8"/>console.log(`O usuário ${usuarios[i].nome} trabalha com CSS`)</text:p>
      <text:p text:style-name="P132"><text:s text:c="4"/>}</text:p>
      <text:p text:style-name="P132">}</text:p>
      <text:p text:style-name="P130"/>
      <text:p text:style-name="P131">// Soma de despesas e receitas</text:p>
      <text:p text:style-name="P130"/>
      <text:p text:style-name="P132">const usuarios = [</text:p>
      <text:p text:style-name="P132"><text:s text:c="4"/>{</text:p>
      <text:p text:style-name="P132"><text:s text:c="6"/>nome: 'Salvio',</text:p>
      <text:p text:style-name="P132"><text:s text:c="6"/>receitas: [115.3, 48.7, 98.3, 14.5],</text:p>
      <text:p text:style-name="P132"><text:s text:c="6"/>despesas: [85.3, 13.5, 19.9]</text:p>
      <text:p text:style-name="P132"><text:s text:c="4"/>},</text:p>
      <text:p text:style-name="P132"><text:s text:c="4"/>{</text:p>
      <text:p text:style-name="P132"><text:s text:c="6"/>nome: 'Marcio',</text:p>
      <text:p text:style-name="P132"><text:s text:c="6"/>receitas: [24.6, 214.3, 45.3],</text:p>
      <text:p text:style-name="P132"><text:s text:c="6"/>despesas: [185.3, 12.1, 120.0]</text:p>
      <text:p text:style-name="P132"><text:s text:c="4"/>},</text:p>
      <text:p text:style-name="P132"><text:s text:c="4"/>{</text:p>
      <text:p text:style-name="P132"><text:s text:c="6"/>nome: 'Lucia',</text:p>
      <text:p text:style-name="P132"><text:s text:c="6"/>receitas: [9.8, 120.3, 340.2, 45.3],</text:p>
      <text:p text:style-name="P132"><text:s text:c="6"/>despesas: [450.2, 29.9]</text:p>
      <text:p text:style-name="P132"><text:s text:c="4"/>}</text:p>
      <text:p text:style-name="P132"><text:s text:c="2"/>]</text:p>
      <text:p text:style-name="P132"/>
      <text:p text:style-name="P132">function calculaSaldo(receitas, despesas) {</text:p>
      <text:p text:style-name="P132"><text:s text:c="4"/>const somaReceitas = somaNumeros(receitas)</text:p>
      <text:p text:style-name="P132"><text:s text:c="4"/>const somaDespesas = somaNumeros(despesas)</text:p>
      <text:p text:style-name="P132"><text:s text:c="4"/></text:p>
      <text:p text:style-name="P132"><text:s text:c="4"/>return somaReceitas - somaDespesas</text:p>
      <text:p text:style-name="P132">}</text:p>
      <text:p text:style-name="P132"/>
      <text:p text:style-name="P132">function somaNumeros(numeros) {</text:p>
      <text:p text:style-name="P132"><text:s text:c="4"/>let soma = 0</text:p>
      <text:p text:style-name="P132"/>
      <text:p text:style-name="P132"><text:s text:c="4"/>for (let numero of numeros) {</text:p>
      <text:p text:style-name="P132"><text:s text:c="8"/>soma = soma + numero</text:p>
      <text:p text:style-name="P132"><text:s text:c="4"/>}</text:p>
      <text:p text:style-name="P132"/>
      <text:p text:style-name="P132"><text:s text:c="4"/>return soma</text:p>
      <text:p text:style-name="P132">}</text:p>
      <text:p text:style-name="P132"/>
      <text:p text:style-name="P132">for (let usuario of usuarios) {</text:p>
      <text:p text:style-name="P132"><text:s text:c="4"/>const saldo = calculaSaldo(usuario.receitas, usuario.despesas)</text:p>
      <text:p text:style-name="P132"/>
      <text:p text:style-name="P132"><text:soft-page-break/><text:s text:c="4"/>if (saldo &gt; 0) {</text:p>
      <text:p text:style-name="P132"><text:s text:c="8"/>console.log(`${usuario.nome} possui saldo POSITIVO de ${saldo.toFixed(2)}`)</text:p>
      <text:p text:style-name="P132"><text:s text:c="4"/>} else {</text:p>
      <text:p text:style-name="P132"><text:s text:c="8"/>console.log(`${usuario.nome} possui saldo NEGATIVO de ${saldo.toFixed(2)}`)</text:p>
      <text:p text:style-name="P132"><text:s text:c="4"/>}</text:p>
      <text:p text:style-name="P132">}</text:p>
      <text:p text:style-name="P130"/>
      <text:p text:style-name="P130"/>
      <text:list xml:id="list122701231178253" text:continue-numbering="true" text:style-name="L9">
        <text:list-item>
          <text:p text:style-name="P153">Boleanos</text:p>
          <text:p text:style-name="P155"/>
        </text:list-item>
      </text:list>
      <text:p text:style-name="P61">const alunosDaTurmaA = [</text:p>
      <text:p text:style-name="P61"><text:s text:c="2"/>{</text:p>
      <text:p text:style-name="P61"><text:s text:c="4"/>nome: 'Thiago',</text:p>
      <text:p text:style-name="P61"><text:s text:c="4"/>nota: 1.8</text:p>
      <text:p text:style-name="P61"><text:s text:c="2"/>},</text:p>
      <text:p text:style-name="P61"><text:s text:c="2"/>{</text:p>
      <text:p text:style-name="P61"><text:s text:c="4"/>nome: 'Carlos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Fulano',</text:p>
      <text:p text:style-name="P61"><text:s text:c="4"/>nota: 2</text:p>
      <text:p text:style-name="P61"><text:s text:c="2"/>},</text:p>
      <text:p text:style-name="P61"><text:s text:c="2"/>{</text:p>
      <text:p text:style-name="P61"><text:s text:c="4"/>nome: 'Outro aluno',</text:p>
      <text:p text:style-name="P61"><text:s text:c="4"/>nota: 10</text:p>
      <text:p text:style-name="P61"><text:s text:c="2"/>}</text:p>
      <text:p text:style-name="P61">]</text:p>
      <text:p text:style-name="P61">const alunosDaTurmaB = [</text:p>
      <text:p text:style-name="P61"><text:s text:c="2"/>{</text:p>
      <text:p text:style-name="P61"><text:s text:c="4"/>nome: 'Silva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Robson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Ciclano',</text:p>
      <text:p text:style-name="P61"><text:s text:c="4"/>nota: 0</text:p>
      <text:p text:style-name="P61"><text:s text:c="2"/>},</text:p>
      <text:p text:style-name="P61"><text:s text:c="2"/>{</text:p>
      <text:p text:style-name="P61"><text:s text:c="4"/>nome: 'Novo Aluno',</text:p>
      <text:p text:style-name="P61"><text:s text:c="4"/>nota: 5</text:p>
      <text:p text:style-name="P61"><text:s text:c="2"/>}</text:p>
      <text:p text:style-name="P61">]</text:p>
      <text:p text:style-name="P61"/>
      <text:p text:style-name="P61">function calculaMedia(alunos){</text:p>
      <text:p text:style-name="P61"><text:s text:c="2"/>let soma = 0</text:p>
      <text:p text:style-name="P61"><text:s text:c="2"/>for(let i = 0; i &lt; alunos.length; i++){</text:p>
      <text:p text:style-name="P61"><text:s text:c="4"/>soma = soma + alunos[i].nota</text:p>
      <text:p text:style-name="P61"><text:s text:c="2"/>}</text:p>
      <text:p text:style-name="P61"/>
      <text:p text:style-name="P61"><text:s text:c="2"/>const media = soma / alunos.length</text:p>
      <text:p text:style-name="P61"><text:s text:c="2"/>return media</text:p>
      <text:p text:style-name="P61">}</text:p>
      <text:p text:style-name="P61"/>
      <text:p text:style-name="P61"/>
      <text:p text:style-name="P61">const media1 = calculaMedia(alunosDaTurmaA)</text:p>
      <text:p text:style-name="P61"><text:soft-page-break/>const media2 = calculaMedia(alunosDaTurmaB)</text:p>
      <text:p text:style-name="P61"/>
      <text:p text:style-name="P61">function enviaMensagem(media, turma){</text:p>
      <text:p text:style-name="P61"><text:s text:c="2"/>if (media &gt; 5) {</text:p>
      <text:p text:style-name="P61"><text:s text:c="4"/>console.log(`A media da turma ${turma} foi de ${media}. Parabéns!`)</text:p>
      <text:p text:style-name="P61"><text:s text:c="2"/>} else {</text:p>
      <text:p text:style-name="P61"><text:s text:c="4"/>console.log(`A media da turma ${turma} é menor que 5!`)</text:p>
      <text:p text:style-name="P61"><text:s text:c="2"/>}</text:p>
      <text:p text:style-name="P61">}</text:p>
      <text:p text:style-name="P61"/>
      <text:p text:style-name="P61">console.log(enviaMensagem(media1, 'turmaA'))</text:p>
      <text:p text:style-name="P61">console.log(enviaMensagem(media2, 'turmaB'))</text:p>
      <text:p text:style-name="P61"/>
      <text:p text:style-name="P61">function marcarComoReprovado(aluno) {</text:p>
      <text:p text:style-name="P61"><text:s text:c="4"/>aluno.reprovado = false</text:p>
      <text:p text:style-name="P61"><text:s text:c="4"/>if (aluno.nota &lt; 5){</text:p>
      <text:p text:style-name="P61"><text:s text:c="6"/>aluno.reprovado = true</text:p>
      <text:p text:style-name="P61"><text:s text:c="4"/>}</text:p>
      <text:p text:style-name="P61">}</text:p>
      <text:p text:style-name="P61"/>
      <text:p text:style-name="P61">marcarComoReprovado(alunosDaTurmaA)</text:p>
      <text:p text:style-name="P61"/>
      <text:p text:style-name="P61">function enviarMensagemReprovado(aluno){</text:p>
      <text:p text:style-name="P61"><text:s text:c="2"/>if(aluno.reprovado){</text:p>
      <text:p text:style-name="P61"><text:s text:c="4"/>console.log(`O aluno ${aluno.nome} está reprovado!`)</text:p>
      <text:p text:style-name="P61"><text:s text:c="2"/>}</text:p>
      <text:p text:style-name="P61">}</text:p>
      <text:p text:style-name="P61"/>
      <text:p text:style-name="P61">function alunoReprovado(alunos){</text:p>
      <text:p text:style-name="P61"><text:s text:c="2"/>for(let aluno of alunos){</text:p>
      <text:p text:style-name="P61"><text:s text:c="4"/>marcarComoReprovado(aluno)</text:p>
      <text:p text:style-name="P61"><text:s text:c="4"/>enviarMensagemReprovado(aluno)</text:p>
      <text:p text:style-name="P61"><text:s text:c="2"/>}</text:p>
      <text:p text:style-name="P61">}</text:p>
      <text:p text:style-name="P61"/>
      <text:p text:style-name="P61">alunoReprovado(alunosDaTurmaA)</text:p>
      <text:p text:style-name="P61">alunoReprovado(alunosDaTurmaB)</text:p>
      <text:p text:style-name="P53"/>
      <text:p text:style-name="P53"/>
      <text:list xml:id="list122702011283346" text:continue-numbering="true" text:style-name="L9">
        <text:list-item>
          <text:p text:style-name="P153">Organização, padronização e escrita</text:p>
          <text:p text:style-name="P156"/>
        </text:list-item>
      </text:list>
      <text:p text:style-name="P62">const classA = [</text:p>
      <text:p text:style-name="P62"><text:s text:c="2"/>{</text:p>
      <text:p text:style-name="P62"><text:s text:c="4"/>name: 'Thiago',</text:p>
      <text:p text:style-name="P62"><text:s text:c="4"/>grade: 1.8</text:p>
      <text:p text:style-name="P62"><text:s text:c="2"/>},</text:p>
      <text:p text:style-name="P62"><text:s text:c="2"/>{</text:p>
      <text:p text:style-name="P62"><text:s text:c="4"/>name: 'Carlos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Fulano',</text:p>
      <text:p text:style-name="P62"><text:s text:c="4"/>grade: 2</text:p>
      <text:p text:style-name="P62"><text:s text:c="2"/>},</text:p>
      <text:p text:style-name="P62"><text:s text:c="2"/>{</text:p>
      <text:p text:style-name="P62"><text:s text:c="4"/>name: 'Outro student',</text:p>
      <text:p text:style-name="P62"><text:s text:c="4"/>grade: 10</text:p>
      <text:p text:style-name="P62"><text:s text:c="2"/>}</text:p>
      <text:p text:style-name="P62">]</text:p>
      <text:p text:style-name="P62">const classB = [</text:p>
      <text:p text:style-name="P62"><text:s text:c="2"/>{</text:p>
      <text:p text:style-name="P62"><text:soft-page-break/><text:s text:c="4"/>name: 'Silva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Robson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Ciclano',</text:p>
      <text:p text:style-name="P62"><text:s text:c="4"/>grade: 0</text:p>
      <text:p text:style-name="P62"><text:s text:c="2"/>},</text:p>
      <text:p text:style-name="P62"><text:s text:c="2"/>{</text:p>
      <text:p text:style-name="P62"><text:s text:c="4"/>name: 'Novo Aluno',</text:p>
      <text:p text:style-name="P62"><text:s text:c="4"/>grade: 5</text:p>
      <text:p text:style-name="P62"><text:s text:c="2"/>}</text:p>
      <text:p text:style-name="P62">]</text:p>
      <text:p text:style-name="P62"/>
      <text:p text:style-name="P62">function calculateAverage(students){</text:p>
      <text:p text:style-name="P62"><text:s text:c="2"/>let sum = 0</text:p>
      <text:p text:style-name="P62"><text:s text:c="2"/></text:p>
      <text:p text:style-name="P62"><text:s text:c="2"/>for(let i = 0; i &lt; students.length; i++){</text:p>
      <text:p text:style-name="P62"><text:s text:c="4"/>sum = sum + students[i].grade</text:p>
      <text:p text:style-name="P62"><text:s text:c="2"/>}</text:p>
      <text:p text:style-name="P62"/>
      <text:p text:style-name="P62"><text:s text:c="2"/>const average = sum / students.length</text:p>
      <text:p text:style-name="P62"/>
      <text:p text:style-name="P62"><text:s text:c="2"/>return average</text:p>
      <text:p text:style-name="P62">}</text:p>
      <text:p text:style-name="P62"/>
      <text:p text:style-name="P62">function sendMessage(average, turma){</text:p>
      <text:p text:style-name="P62"><text:s text:c="2"/></text:p>
      <text:p text:style-name="P62"><text:s text:c="2"/>if (average &gt; 5) {</text:p>
      <text:p text:style-name="P62"><text:s text:c="4"/>console.log(`${turma} average: ${average}. Congratulations!`)</text:p>
      <text:p text:style-name="P62"><text:s text:c="2"/>} else {</text:p>
      <text:p text:style-name="P62"><text:s text:c="4"/>console.log(`${turma} average: ${average}. Is not good!`)</text:p>
      <text:p text:style-name="P62"><text:s text:c="2"/>}</text:p>
      <text:p text:style-name="P62">}</text:p>
      <text:p text:style-name="P62"/>
      <text:p text:style-name="P62">function markAsFlunked(student) {</text:p>
      <text:p text:style-name="P62"><text:s text:c="4"/>student.flunked = false</text:p>
      <text:p text:style-name="P62"><text:s text:c="4"/></text:p>
      <text:p text:style-name="P62"><text:s text:c="4"/>if (student.grade &lt; 5){</text:p>
      <text:p text:style-name="P62"><text:s text:c="6"/>student.flunked = true</text:p>
      <text:p text:style-name="P62"><text:s text:c="4"/>}</text:p>
      <text:p text:style-name="P62">}</text:p>
      <text:p text:style-name="P62"/>
      <text:p text:style-name="P62">function sendFlunkedMessage(student){</text:p>
      <text:p text:style-name="P62"><text:s text:c="2"/></text:p>
      <text:p text:style-name="P62"><text:s text:c="2"/>if(student.flunked){</text:p>
      <text:p text:style-name="P62"><text:s text:c="4"/>console.log(`${student.name} flunked!`)</text:p>
      <text:p text:style-name="P62"><text:s text:c="2"/>}</text:p>
      <text:p text:style-name="P62">}</text:p>
      <text:p text:style-name="P62"/>
      <text:p text:style-name="P62">function studentReprovados(students){</text:p>
      <text:p text:style-name="P62"><text:s text:c="2"/></text:p>
      <text:p text:style-name="P62"><text:s text:c="2"/>for(let student of students){</text:p>
      <text:p text:style-name="P62"><text:s text:c="4"/>markAsFlunked(student)</text:p>
      <text:p text:style-name="P62"><text:s text:c="4"/>sendFlunkedMessage(student)</text:p>
      <text:p text:style-name="P62"><text:s text:c="2"/>}</text:p>
      <text:p text:style-name="P62">}</text:p>
      <text:p text:style-name="P62"/>
      <text:p text:style-name="P62">const average1 = calculateAverage(classA)</text:p>
      <text:p text:style-name="P62"><text:soft-page-break/>const average2 = calculateAverage(classB)</text:p>
      <text:p text:style-name="P62"/>
      <text:p text:style-name="P62">sendMessage(average1, 'Class A')</text:p>
      <text:p text:style-name="P62">sendMessage(average2, 'Class B')</text:p>
      <text:p text:style-name="P62"/>
      <text:p text:style-name="P62">studentReprovados(classA)</text:p>
      <text:p text:style-name="P62">studentReprovados(classB)</text:p>
      <text:p text:style-name="P54"/>
      <text:list xml:id="list122701574515629" text:continue-numbering="true" text:style-name="L9">
        <text:list-item>
          <text:p text:style-name="P153">Desafio 1-4</text:p>
        </text:list-item>
      </text:list>
      <text:p text:style-name="P58">Desafio 1-4: Aplicação: Operações bancárias</text:p>
      <text:p text:style-name="P58">“Não compare o seu bastidor com o palco do outro!”</text:p>
      <text:p text:style-name="P58"/>
      <text:p text:style-name="P58">Desafios para fortalecer alguns conceitos, entre eles:</text:p>
      <text:p text:style-name="P58"/>
      <text:p text:style-name="P58">Booleanos;</text:p>
      <text:p text:style-name="P58">Organização;</text:p>
      <text:p text:style-name="P58">Padronização;</text:p>
      <text:p text:style-name="P58">Escrita.</text:p>
      <text:p text:style-name="P58">Intro</text:p>
      <text:p text:style-name="P58"/>
      <text:p text:style-name="P58">Crie um programa para realizar operações bancárias na conta de um usuário.</text:p>
      <text:p text:style-name="P58"/>
      <text:p text:style-name="P58">Comece criando um objeto com o nome do usuário, suas transações e saldo.</text:p>
      <text:p text:style-name="P58"/>
      <text:p text:style-name="P58">As transações (transactions) devem iniciar como um array vazio [] e o saldo (balance) em 0 (zero).</text:p>
      <text:p text:style-name="P58"/>
      <text:p text:style-name="P58">const user = {</text:p>
      <text:p text:style-name="P58"><text:s text:c="2"/>name: "Mariana",</text:p>
      <text:p text:style-name="P58"><text:s text:c="2"/>transactions: [],</text:p>
      <text:p text:style-name="P58"><text:s text:c="2"/>balance: 0</text:p>
      <text:p text:style-name="P58">};</text:p>
      <text:p text:style-name="P58"/>
      <text:p text:style-name="P58">Adicionar transações:</text:p>
      <text:p text:style-name="P58">Crie uma função createTransaction para adicionar uma nova transação no array de transações de um usuário, essa função deve receber como parâmetro um objeto de transação que tem o seguinte formato:</text:p>
      <text:p text:style-name="P58"/>
      <text:p text:style-name="P58">{</text:p>
      <text:p text:style-name="P58"><text:s text:c="2"/>type: 'credit',</text:p>
      <text:p text:style-name="P58"><text:s text:c="2"/>value: 50.5</text:p>
      <text:p text:style-name="P58">}</text:p>
      <text:p text:style-name="P58"/>
      <text:p text:style-name="P58">O type pode ser credit para créditos e debit para débitos da conta do usuário.</text:p>
      <text:p text:style-name="P58"/>
      <text:p text:style-name="P58">Quanto uma transação for do tipo credit ela deve também somar o valor do crédito no saldo (balance) do usuário.</text:p>
      <text:p text:style-name="P58"/>
      <text:p text:style-name="P58"><text:soft-page-break/>Se for uma transação do tipo debit ela deve subtrair o valor do débito no saldo (balance) do usuário.</text:p>
      <text:p text:style-name="P58"/>
      <text:p text:style-name="P58">Dica.: Você pode usar o método user.transactions.push(transaction) para adicionar um novo item no array de transações.</text:p>
      <text:p text:style-name="P58"/>
      <text:p text:style-name="P58">Relatórios</text:p>
      <text:p text:style-name="P58"/>
      <text:p text:style-name="P58">Crie uma função chamada getHigherTransactionByType que recebe como parâmetro o tipo de transação credit/debit, percorre as transações do usuário e retorna o objeto da transação de maior valor com aquele tipo:</text:p>
      <text:p text:style-name="P58"/>
      <text:p text:style-name="P58">getHigherTransactionByType("credit"); // { type: 'credit', value: 120 }</text:p>
      <text:p text:style-name="P58"/>
      <text:p text:style-name="P58">Crie uma função chamada getAverageTransactionValue que retorna o valor médio das transações de um usuário independente do seu tipo:</text:p>
      <text:p text:style-name="P58"/>
      <text:p text:style-name="P58">getAverageTransactionValue(); // 83.3</text:p>
      <text:p text:style-name="P58"/>
      <text:p text:style-name="P128">Crie uma função chamada getTransactionsCount que retorna o número de transações de cada tipo credit/debit, o retorno da função deve ser um objeto e seguir exatamente como o modelo apresentado abaixo:</text:p>
      <text:p text:style-name="P58"/>
      <text:p text:style-name="P58">getTransactionsCount(); // { credit: 5, debit: 3 }</text:p>
      <text:p text:style-name="P58"/>
      <text:p text:style-name="P128">Exemplo de resultado final do projeto:</text:p>
      <text:p text:style-name="P58"/>
      <text:p text:style-name="P58">createTransaction({ type: "credit", value: 50 });</text:p>
      <text:p text:style-name="P58">createTransaction({ type: "credit", value: 120 });</text:p>
      <text:p text:style-name="P58">createTransaction({ type: "debit", value: 80 });</text:p>
      <text:p text:style-name="P58">createTransaction({ type: "debit", value: 30 });</text:p>
      <text:p text:style-name="P58"/>
      <text:p text:style-name="P58">console.log(user.balance); // 60</text:p>
      <text:p text:style-name="P58"/>
      <text:p text:style-name="P58">getHigherTransactionByType("credit"); // { type: 'credit', value: 120 }</text:p>
      <text:p text:style-name="P58">getHigherTransactionByType("debit"); // { type: 'debit', value: 80 }</text:p>
      <text:p text:style-name="P58"/>
      <text:p text:style-name="P58">getAverageTransactionValue(); // 70</text:p>
      <text:p text:style-name="P58"/>
      <text:p text:style-name="P58">getTransactionsCount(); // { credit: 2, debit: 2 }</text:p>
      <text:p text:style-name="P58"/>
      <text:p text:style-name="P91"><text:span text:style-name="T16">My code:</text:span> </text:p>
      <text:p text:style-name="P55"/>
      <text:p text:style-name="P63">const user = {</text:p>
      <text:p text:style-name="P63"><text:s text:c="2"/>name: "Mariana",</text:p>
      <text:p text:style-name="P63"><text:s text:c="2"/>transactions: [],</text:p>
      <text:p text:style-name="P63"><text:s text:c="2"/>balance: 0</text:p>
      <text:p text:style-name="P63">};</text:p>
      <text:p text:style-name="P63"/>
      <text:p text:style-name="P63">function createTransaction(type, value){</text:p>
      <text:p text:style-name="P63"><text:s text:c="2"/>let sizeTransactions = user.transactions.length</text:p>
      <text:p text:style-name="P63"><text:s text:c="2"/>if(type == 'credit'){</text:p>
      <text:p text:style-name="P63"><text:s text:c="4"/>user.transactions.push({type: type, value: value})</text:p>
      <text:p text:style-name="P63"><text:s text:c="4"/>user.balance += (user.transactions[sizeTransactions].value)</text:p>
      <text:p text:style-name="P63"><text:s text:c="2"/>} else if(type == 'debit'){</text:p>
      <text:p text:style-name="P63"><text:s text:c="4"/>user.transactions.push({type: type, value: value})</text:p>
      <text:p text:style-name="P63"><text:s text:c="4"/>user.balance -= (user.transactions[sizeTransactions].value)</text:p>
      <text:p text:style-name="P63"><text:s text:c="2"/>}</text:p>
      <text:p text:style-name="P63">}</text:p>
      <text:p text:style-name="P63"/>
      <text:p text:style-name="P63">function getHigherTransactionByType(typeTransaction){</text:p>
      <text:p text:style-name="P63"><text:s text:c="2"/>let higherValue = 0</text:p>
      <text:p text:style-name="P63"><text:s text:c="2"/>let objectHigherValue = 0</text:p>
      <text:p text:style-name="P63"><text:s text:c="2"/></text:p>
      <text:p text:style-name="P63"><text:s text:c="2"/>if(typeTransaction == 'credit'){</text:p>
      <text:p text:style-name="P63"><text:s text:c="4"/>for(let i = 0; i &lt; user.transactions.length; i++){</text:p>
      <text:p text:style-name="P63"><text:s text:c="6"/>if(user.transactions[i].type == 'cred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/>
      <text:p text:style-name="P63"><text:s text:c="2"/>} else if(typeTransaction == 'debit'){</text:p>
      <text:p text:style-name="P63"><text:s text:c="4"/>for(let i = 0; i &lt; user.transactions.length; i++){</text:p>
      <text:p text:style-name="P63"><text:s text:c="6"/>if(user.transactions[i].type == 'deb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><text:soft-page-break/><text:s text:c="2"/>}</text:p>
      <text:p text:style-name="P63"><text:s text:c="2"/></text:p>
      <text:p text:style-name="P63"><text:s text:c="2"/>return objectHigherValue</text:p>
      <text:p text:style-name="P63"><text:s text:c="2"/></text:p>
      <text:p text:style-name="P63">}</text:p>
      <text:p text:style-name="P63"/>
      <text:p text:style-name="P63">function getAverageTransactionValue(){</text:p>
      <text:p text:style-name="P63"><text:s text:c="2"/>let sumTransactions = 0</text:p>
      <text:p text:style-name="P63"><text:s text:c="2"/>let averageTransactions = 0</text:p>
      <text:p text:style-name="P63"/>
      <text:p text:style-name="P63"><text:s text:c="2"/>for(let i = 0; i &lt; user.transactions.length; i++){</text:p>
      <text:p text:style-name="P63"><text:s text:c="4"/>sumTransactions +=user.transactions[i].value</text:p>
      <text:p text:style-name="P63"><text:s text:c="2"/>}</text:p>
      <text:p text:style-name="P63"/>
      <text:p text:style-name="P63"><text:s text:c="2"/>averageTransactions = sumTransactions / user.transactions.length</text:p>
      <text:p text:style-name="P63"/>
      <text:p text:style-name="P63"><text:s text:c="2"/>return averageTransactions</text:p>
      <text:p text:style-name="P63"/>
      <text:p text:style-name="P63">}</text:p>
      <text:p text:style-name="P63"/>
      <text:p text:style-name="P63">function getTransactionsCount(){</text:p>
      <text:p text:style-name="P63"><text:s text:c="2"/>let objectCreditDebit = {</text:p>
      <text:p text:style-name="P63"><text:s text:c="4"/>credit: 0,</text:p>
      <text:p text:style-name="P63"><text:s text:c="4"/>debit: 0,</text:p>
      <text:p text:style-name="P63"><text:s text:c="2"/>}</text:p>
      <text:p text:style-name="P63"/>
      <text:p text:style-name="P63"><text:s text:c="2"/>for(let i = 0; i &lt; user.transactions.length; i++){</text:p>
      <text:p text:style-name="P63"><text:s text:c="4"/>user.transactions[i].type == 'credit' ? objectCreditDebit.credit++ : objectCreditDebit.debit++</text:p>
      <text:p text:style-name="P63"><text:s text:c="2"/>}</text:p>
      <text:p text:style-name="P63"/>
      <text:p text:style-name="P63"><text:s text:c="2"/>return objectCreditDebit</text:p>
      <text:p text:style-name="P63"/>
      <text:p text:style-name="P63">}</text:p>
      <text:p text:style-name="P63"/>
      <text:p text:style-name="P63"/>
      <text:p text:style-name="P63">createTransaction('credit', 50)</text:p>
      <text:p text:style-name="P63">createTransaction('credit', 120)</text:p>
      <text:p text:style-name="P63">createTransaction('debit', 80)</text:p>
      <text:p text:style-name="P63">createTransaction('debit', 30)</text:p>
      <text:p text:style-name="P63"/>
      <text:p text:style-name="P63">console.log(user)</text:p>
      <text:p text:style-name="P63">console.table(user.transactions)</text:p>
      <text:p text:style-name="P63">console.log(`Balance: ${user.balance.toLocaleString('pt-BR', {style: 'currency', currency: 'BRL'})}`)</text:p>
      <text:p text:style-name="P63">console.log("Higher Transactions:")</text:p>
      <text:p text:style-name="P63">console.log(getHigherTransactionByType('credit'))</text:p>
      <text:p text:style-name="P63">console.log(getHigherTransactionByType('debit'))</text:p>
      <text:p text:style-name="P63">console.log(`Average Transactions: ${getAverageTransactionValue()}`)</text:p>
      <text:p text:style-name="P63">console.log(`Total Transactions: ${user.transactions.length}`)</text:p>
      <text:p text:style-name="P63">console.log(getTransactionsCount())</text:p>
      <text:p text:style-name="P63"/>
      <text:p text:style-name="P92">Resolution code:</text:p>
      <text:p text:style-name="P63">// Operações bancárias</text:p>
      <text:p text:style-name="P63"/>
      <text:p text:style-name="P63">const user = {</text:p>
      <text:p text:style-name="P63"><text:s text:c="4"/>name: 'Mariana',</text:p>
      <text:p text:style-name="P63"><text:s text:c="4"/>transactions: [],</text:p>
      <text:p text:style-name="P63"><text:s text:c="4"/>balance: 0</text:p>
      <text:p text:style-name="P63">}</text:p>
      <text:p text:style-name="P63"/>
      <text:p text:style-name="P63">// Adicionar transações</text:p>
      <text:p text:style-name="P63"><text:soft-page-break/>function createTransaction(transaction) {</text:p>
      <text:p text:style-name="P63"><text:s text:c="4"/>user.transactions.push(transaction)</text:p>
      <text:p text:style-name="P63"/>
      <text:p text:style-name="P63"><text:s text:c="4"/>if (transaction.type === 'credit') {</text:p>
      <text:p text:style-name="P63"><text:s text:c="8"/>user.balance = user.balance + transaction.value</text:p>
      <text:p text:style-name="P63"><text:s text:c="4"/>} else {</text:p>
      <text:p text:style-name="P63"><text:s text:c="8"/>user.balance = user.balance - transaction.value</text:p>
      <text:p text:style-name="P63"><text:s text:c="4"/>}</text:p>
      <text:p text:style-name="P63">}</text:p>
      <text:p text:style-name="P63"/>
      <text:p text:style-name="P63">// Relatórios</text:p>
      <text:p text:style-name="P63">function getHigherTransactionByType(type) {</text:p>
      <text:p text:style-name="P63"><text:s text:c="4"/>let higherTransaction</text:p>
      <text:p text:style-name="P63"><text:s text:c="4"/>let higherValue = 0</text:p>
      <text:p text:style-name="P63"/>
      <text:p text:style-name="P63"><text:s text:c="4"/>for (let transaction of user.transactions) {</text:p>
      <text:p text:style-name="P63"><text:s text:c="8"/>if (transaction.type == type &amp;&amp; transaction.value &gt; higherValue) {</text:p>
      <text:p text:style-name="P63"><text:s text:c="12"/>higherValue = transaction.value</text:p>
      <text:p text:style-name="P63"><text:s text:c="12"/>higherTransaction = transaction</text:p>
      <text:p text:style-name="P63"><text:s text:c="8"/>}</text:p>
      <text:p text:style-name="P63"><text:s text:c="4"/>}</text:p>
      <text:p text:style-name="P63"/>
      <text:p text:style-name="P63"><text:s text:c="4"/>return higherTransaction</text:p>
      <text:p text:style-name="P63">}</text:p>
      <text:p text:style-name="P63"/>
      <text:p text:style-name="P63">function getAverageTransactionValue() {</text:p>
      <text:p text:style-name="P63"><text:s text:c="4"/>let sum = 0</text:p>
      <text:p text:style-name="P63"/>
      <text:p text:style-name="P63"><text:s text:c="4"/>for(let transaction of user.transactions) {</text:p>
      <text:p text:style-name="P63"><text:s text:c="8"/>sum += transaction.value</text:p>
      <text:p text:style-name="P63"><text:s text:c="4"/>}</text:p>
      <text:p text:style-name="P63"/>
      <text:p text:style-name="P63"><text:s text:c="4"/>return sum / user.transactions.length</text:p>
      <text:p text:style-name="P63">}</text:p>
      <text:p text:style-name="P63"/>
      <text:p text:style-name="P63">function getTransactionsCount() {</text:p>
      <text:p text:style-name="P63"><text:s text:c="4"/>let count = {</text:p>
      <text:p text:style-name="P63"><text:s text:c="8"/>credit: 0,</text:p>
      <text:p text:style-name="P63"><text:s text:c="8"/>debit: 0,</text:p>
      <text:p text:style-name="P63"><text:s text:c="4"/>}</text:p>
      <text:p text:style-name="P63"><text:s text:c="4"/>for (let transaction of user.transactions) {</text:p>
      <text:p text:style-name="P63"><text:s text:c="8"/>if (transaction.type === 'credit')</text:p>
      <text:p text:style-name="P63"><text:s text:c="12"/>count.credit++</text:p>
      <text:p text:style-name="P63"><text:s text:c="8"/>else</text:p>
      <text:p text:style-name="P63"><text:s text:c="12"/>count.debit++</text:p>
      <text:p text:style-name="P63"><text:s text:c="4"/>}</text:p>
      <text:p text:style-name="P63"/>
      <text:p text:style-name="P63"><text:s text:c="4"/>return count</text:p>
      <text:p text:style-name="P63">}</text:p>
      <text:p text:style-name="P63"/>
      <text:p text:style-name="P63"/>
      <text:p text:style-name="P63">createTransaction({ type: 'credit', value: 50 })</text:p>
      <text:p text:style-name="P63">createTransaction({ type: 'credit', value: 120 })</text:p>
      <text:p text:style-name="P63">createTransaction({ type: 'debit', value: 80 })</text:p>
      <text:p text:style-name="P63">createTransaction({ type: 'debit', value: 30 })</text:p>
      <text:p text:style-name="P63"/>
      <text:p text:style-name="P63">console.log(user.balance) // 60</text:p>
      <text:p text:style-name="P63"/>
      <text:p text:style-name="P63">console.log(getHigherTransactionByType('credit')) // { type: 'credit', value: 120 }</text:p>
      <text:p text:style-name="P63">console.log(getHigherTransactionByType('debit')) // { type: 'debit', value: 80 }</text:p>
      <text:p text:style-name="P63"/>
      <text:p text:style-name="P63"><text:soft-page-break/>console.log(getAverageTransactionValue()) // 70</text:p>
      <text:p text:style-name="P63"/>
      <text:p text:style-name="P63">console.log(getTransactionsCount()) // { credit: 2, debit: 2 }</text:p>
      <text:p text:style-name="P94"/>
      <text:p text:style-name="P50">LAUNCHBASE</text:p>
      <text:p text:style-name="P4">Fase 0<text:span text:style-name="T2">2</text:span></text:p>
      <text:p text:style-name="P118">Iniciando no Front-End</text:p>
      <text:list xml:id="list2334199985" text:style-name="L12">
        <text:list-item>
          <text:p text:style-name="P145">Primeiro projeto com HTML e CSS</text:p>
          <text:list>
            <text:list-item>
              <text:p text:style-name="P166">O que é Back end e Front end</text:p>
              <text:p text:style-name="P157"/>
            </text:list-item>
          </text:list>
        </text:list-item>
      </text:list>
      <text:p text:style-name="P97">Cliente é a página e o Servidor é onde as informações que o cliente solicita estão guardadas.</text:p>
      <text:p text:style-name="P97"/>
      <text:list xml:id="list2429248128" text:style-name="L13">
        <text:list-header>
          <text:p text:style-name="P147">Back-end:</text:p>
        </text:list-header>
        <text:list-item>
          <text:p text:style-name="P149">Servidor</text:p>
        </text:list-item>
        <text:list-item>
          <text:p text:style-name="P149">Responsável por:</text:p>
          <text:list>
            <text:list-item>
              <text:p text:style-name="P149">Regras do negócio</text:p>
            </text:list-item>
            <text:list-item>
              <text:p text:style-name="P149">Dados</text:p>
            </text:list-item>
            <text:list-item>
              <text:p text:style-name="P149">Receber pedidos do cliente</text:p>
            </text:list-item>
          </text:list>
        </text:list-item>
      </text:list>
      <text:p text:style-name="P31"/>
      <text:list xml:id="list122702579734126" text:continue-numbering="true" text:style-name="L13">
        <text:list-header>
          <text:p text:style-name="P147">Front-End</text:p>
        </text:list-header>
        <text:list-item>
          <text:p text:style-name="P149">Cliente</text:p>
        </text:list-item>
        <text:list-item>
          <text:p text:style-name="P149">Responsável por:</text:p>
          <text:list>
            <text:list-item>
              <text:p text:style-name="P149">Solicitar dados para o servidor</text:p>
            </text:list-item>
            <text:list-item>
              <text:p text:style-name="P149">Apresentação dos dados em tela</text:p>
            </text:list-item>
          </text:list>
        </text:list-item>
      </text:list>
      <text:p text:style-name="P96"/>
      <text:list xml:id="list122702134832581" text:continue-numbering="true" text:style-name="L13">
        <text:list-header>
          <text:p text:style-name="P147">HTML</text:p>
        </text:list-header>
        <text:list-item>
          <text:p text:style-name="P149">Hypertext Markup Language (HTML)</text:p>
        </text:list-item>
        <text:list-item>
          <text:p text:style-name="P149">HTML é a apresentação do conteúdo (texto, imagens, vídeos)</text:p>
        </text:list-item>
      </text:list>
      <text:p text:style-name="P96"/>
      <text:p text:style-name="P65"/>
      <text:p text:style-name="P65">&lt;html&gt;</text:p>
      <text:p text:style-name="P65"><text:s text:c="2"/>&lt;head&gt;</text:p>
      <text:p text:style-name="P65"><text:s text:c="4"/>&lt;title&gt;Meu HTML&lt;/title&gt;</text:p>
      <text:p text:style-name="P65"><text:s text:c="2"/>&lt;/head&gt;</text:p>
      <text:p text:style-name="P65"><text:s text:c="2"/></text:p>
      <text:p text:style-name="P65"><text:s text:c="2"/>&lt;body&gt;</text:p>
      <text:p text:style-name="P65"><text:s text:c="4"/>&lt;div&gt;</text:p>
      <text:p text:style-name="P65"><text:s text:c="6"/>&lt;img src="logo.png" &gt;</text:p>
      <text:p text:style-name="P65"/>
      <text:p text:style-name="P65"><text:s text:c="6"/>&lt;p class="red" &gt;Estou aprendendo HTML&lt;/p&gt;</text:p>
      <text:p text:style-name="P65"><text:s text:c="4"/>&lt;/div&gt;</text:p>
      <text:p text:style-name="P65"><text:s text:c="2"/>&lt;/body&gt;</text:p>
      <text:p text:style-name="P65">&lt;/html&gt;</text:p>
      <text:p text:style-name="P96"/>
      <text:list xml:id="list243411804" text:style-name="L14">
        <text:list-header>
          <text:p text:style-name="P148">CSS</text:p>
        </text:list-header>
        <text:list-item>
          <text:p text:style-name="P150">Cascading Style Sheet</text:p>
        </text:list-item>
        <text:list-item>
          <text:p text:style-name="P150">CSS é a estilização da sua apresentação (cores, fontes, espaçamentos)</text:p>
        </text:list-item>
      </text:list>
      <text:p text:style-name="P96"/>
      <text:p text:style-name="P65"><text:tab/>body {</text:p>
      <text:p text:style-name="P65"><text:s text:c="8"/>margin: 0;</text:p>
      <text:p text:style-name="P65"><text:s text:c="6"/>}</text:p>
      <text:p text:style-name="P65"><text:s text:c="6"/>.red {</text:p>
      <text:p text:style-name="P65"><text:s text:c="8"/>color: #ff0000;</text:p>
      <text:p text:style-name="P65"><text:s text:c="6"/>}</text:p>
      <text:p text:style-name="P65"/>
      <text:p text:style-name="P65"><text:s text:c="6"/>#logo {</text:p>
      <text:p text:style-name="P65"><text:s text:c="8"/>margin: 20px;</text:p>
      <text:p text:style-name="P65"><text:soft-page-break/><text:s text:c="6"/>}</text:p>
      <text:p text:style-name="P65"/>
      <text:p text:style-name="P65"><text:s text:c="6"/>body p {</text:p>
      <text:p text:style-name="P65"><text:s text:c="8"/>font-family: sans-serif;</text:p>
      <text:p text:style-name="P65"><text:s text:c="6"/>}</text:p>
      <text:p text:style-name="P96"/>
      <text:p text:style-name="P96"/>
      <text:list xml:id="list122701319545924" text:continue-list="list2334199985" text:style-name="L12">
        <text:list-item>
          <text:list>
            <text:list-item>
              <text:p text:style-name="P169">Iniciando no HTML</text:p>
            </text:list-item>
          </text:list>
        </text:list-item>
      </text:list>
      <text:p text:style-name="P120"/>
      <text:p text:style-name="P85">&lt;!DOCTYPE html&gt;</text:p>
      <text:p text:style-name="P85">&lt;html&gt;</text:p>
      <text:p text:style-name="P85"><text:s text:c="2"/>&lt;head&gt;</text:p>
      <text:p text:style-name="P85"><text:s text:c="4"/>&lt;title&gt;Thiago Carlos&lt;/title&gt;</text:p>
      <text:p text:style-name="P85"><text:s text:c="4"/></text:p>
      <text:p text:style-name="P85"><text:s text:c="2"/>&lt;/head&gt;</text:p>
      <text:p text:style-name="P85"/>
      <text:p text:style-name="P85"/>
      <text:p text:style-name="P85">&lt;/html&gt;</text:p>
      <text:p text:style-name="P120"/>
      <text:list xml:id="list122701808895571" text:continue-numbering="true" text:style-name="L12">
        <text:list-item>
          <text:list>
            <text:list-item>
              <text:p text:style-name="P166">Desenvolvendo com Live Server</text:p>
              <text:p text:style-name="P158">Instalação do live Server</text:p>
            </text:list-item>
          </text:list>
        </text:list-item>
      </text:list>
      <text:p text:style-name="P95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</text:p>
      <text:p text:style-name="P64"><text:s text:c="2"/>&lt;/head&gt;</text:p>
      <text:p text:style-name="P64"/>
      <text:p text:style-name="P64"><text:s text:c="4"/>&lt;body&gt;</text:p>
      <text:p text:style-name="P64"><text:s text:c="6"/>hellofrom launchbase!</text:p>
      <text:p text:style-name="P64"><text:s text:c="4"/>&lt;/body&gt;</text:p>
      <text:p text:style-name="P64"/>
      <text:p text:style-name="P64">&lt;/html&gt;</text:p>
      <text:p text:style-name="P95"/>
      <text:list xml:id="list122700945201092" text:continue-numbering="true" text:style-name="L12">
        <text:list-item>
          <text:list>
            <text:list-item>
              <text:p text:style-name="P170">Iniciando com CSS</text:p>
            </text:list-item>
          </text:list>
        </text:list-item>
      </text:list>
      <text:p text:style-name="P95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&lt;style&gt;</text:p>
      <text:p text:style-name="P64"><text:s text:c="6"/>body {</text:p>
      <text:p text:style-name="P64"><text:s text:c="8"/>background: #282a36;</text:p>
      <text:p text:style-name="P64"><text:s text:c="6"/>}</text:p>
      <text:p text:style-name="P64"><text:s text:c="4"/>&lt;/style&gt;</text:p>
      <text:p text:style-name="P64"><text:s text:c="2"/>&lt;/head&gt;</text:p>
      <text:p text:style-name="P64"/>
      <text:p text:style-name="P64"><text:s text:c="4"/>&lt;body&gt;</text:p>
      <text:p text:style-name="P64"><text:s text:c="6"/>hello from launchbase!</text:p>
      <text:p text:style-name="P64"><text:s text:c="4"/>&lt;/body&gt;</text:p>
      <text:p text:style-name="P64"/>
      <text:p text:style-name="P64">&lt;/html&gt;</text:p>
      <text:p text:style-name="P95"/>
      <text:list xml:id="list122701137292065" text:continue-numbering="true" text:style-name="L12">
        <text:list-item>
          <text:p text:style-name="P145">Menu do site</text:p>
          <text:list>
            <text:list-item>
              <text:p text:style-name="P167">Criando estrutura do menu com HTML</text:p>
            </text:list-item>
          </text:list>
        </text:list-item>
      </text:list>
      <text:p text:style-name="P98"/>
      <text:p text:style-name="P66">&lt;!DOCTYPE html&gt;</text:p>
      <text:p text:style-name="P66">&lt;html&gt;</text:p>
      <text:p text:style-name="P66"><text:soft-page-break/><text:s text:c="2"/>&lt;head&gt;</text:p>
      <text:p text:style-name="P66"><text:s text:c="4"/>&lt;title&gt;Thiago Carlos&lt;/title&gt;</text:p>
      <text:p text:style-name="P66"><text:s text:c="4"/>&lt;style&gt;</text:p>
      <text:p text:style-name="P66"><text:s text:c="6"/>body {</text:p>
      <text:p text:style-name="P66"><text:s text:c="8"/>background: #282a36;</text:p>
      <text:p text:style-name="P66"><text:s text:c="8"/>color: white;</text:p>
      <text:p text:style-name="P66"><text:s text:c="6"/>}</text:p>
      <text:p text:style-name="P66"><text:s text:c="6"/>.links {</text:p>
      <text:p text:style-name="P66"><text:s text:c="8"/>background: red;</text:p>
      <text:p text:style-name="P66"><text:s text:c="6"/>}</text:p>
      <text:p text:style-name="P66"><text:s text:c="4"/>&lt;/style&gt;</text:p>
      <text:p text:style-name="P66"><text:s text:c="2"/>&lt;/head&gt;</text:p>
      <text:p text:style-name="P66"/>
      <text:p text:style-name="P66"><text:s text:c="2"/>&lt;body&gt;</text:p>
      <text:p text:style-name="P66"><text:s text:c="4"/>&lt;header&gt;</text:p>
      <text:p text:style-name="P66"><text:s text:c="6"/>&lt;div class="links"&gt;</text:p>
      <text:p text:style-name="P66"><text:s text:c="8"/>&lt;a href="/"&gt;Sobre&lt;/a&gt;</text:p>
      <text:p text:style-name="P66"><text:s text:c="8"/>&lt;a href="/"&gt;Aulas&lt;/a&gt;</text:p>
      <text:p text:style-name="P66"><text:s text:c="6"/>&lt;/div&gt;</text:p>
      <text:p text:style-name="P66"><text:s text:c="6"/></text:p>
      <text:p text:style-name="P66"><text:s text:c="4"/>&lt;/header&gt;</text:p>
      <text:p text:style-name="P66"><text:s text:c="4"/></text:p>
      <text:p text:style-name="P66"><text:s text:c="2"/>&lt;/body&gt;</text:p>
      <text:p text:style-name="P66"/>
      <text:p text:style-name="P66">&lt;/html&gt;</text:p>
      <text:p text:style-name="P98"/>
      <text:list xml:id="list122701676610127" text:continue-numbering="true" text:style-name="L12">
        <text:list-item>
          <text:list>
            <text:list-item>
              <text:p text:style-name="P171">Espaçamento com CSS</text:p>
            </text:list-item>
          </text:list>
        </text:list-item>
      </text:list>
      <text:p text:style-name="P99"/>
      <text:p text:style-name="P67">&lt;!DOCTYPE html&gt;</text:p>
      <text:p text:style-name="P67">&lt;html&gt;</text:p>
      <text:p text:style-name="P67"><text:s text:c="2"/>&lt;head&gt;</text:p>
      <text:p text:style-name="P67"><text:s text:c="4"/>&lt;title&gt;Thiago Carlos&lt;/title&gt;</text:p>
      <text:p text:style-name="P67"><text:s text:c="4"/>&lt;style&gt;</text:p>
      <text:p text:style-name="P67"><text:s text:c="6"/>body {</text:p>
      <text:p text:style-name="P67"><text:s text:c="8"/>background: #282a36;</text:p>
      <text:p text:style-name="P67"><text:s text:c="8"/>color: white;</text:p>
      <text:p text:style-name="P67"><text:s text:c="6"/>}</text:p>
      <text:p text:style-name="P67"><text:s text:c="6"/>header {</text:p>
      <text:p text:style-name="P67"><text:s text:c="8"/>padding:32px;</text:p>
      <text:p text:style-name="P67"><text:s text:c="6"/>}</text:p>
      <text:p text:style-name="P67"><text:s text:c="4"/>&lt;/style&gt;</text:p>
      <text:p text:style-name="P67"><text:s text:c="2"/>&lt;/head&gt;</text:p>
      <text:p text:style-name="P67"/>
      <text:p text:style-name="P67"><text:s text:c="2"/>&lt;body&gt;</text:p>
      <text:p text:style-name="P67"><text:s text:c="4"/>&lt;header&gt;</text:p>
      <text:p text:style-name="P67"><text:s text:c="6"/>&lt;div class="links"&gt;</text:p>
      <text:p text:style-name="P67"><text:s text:c="8"/>&lt;a href="/"&gt;Sobre&lt;/a&gt;</text:p>
      <text:p text:style-name="P67"><text:s text:c="8"/>&lt;a href="/"&gt;Aulas&lt;/a&gt;</text:p>
      <text:p text:style-name="P67"><text:s text:c="6"/>&lt;/div&gt;</text:p>
      <text:p text:style-name="P67"><text:s text:c="6"/></text:p>
      <text:p text:style-name="P67"><text:s text:c="4"/>&lt;/header&gt;</text:p>
      <text:p text:style-name="P67"><text:s text:c="4"/></text:p>
      <text:p text:style-name="P67"><text:s text:c="2"/>&lt;/body&gt;</text:p>
      <text:p text:style-name="P67"/>
      <text:p text:style-name="P67">&lt;/html&gt;</text:p>
      <text:p text:style-name="P99"/>
      <text:list xml:id="list122701664049107" text:continue-numbering="true" text:style-name="L12">
        <text:list-item>
          <text:list>
            <text:list-item>
              <text:p text:style-name="P171">Resetando estilos do navegador</text:p>
            </text:list-item>
          </text:list>
        </text:list-item>
      </text:list>
      <text:p text:style-name="P100"/>
      <text:p text:style-name="P68">&lt;!DOCTYPE html&gt;</text:p>
      <text:p text:style-name="P68">&lt;html&gt;</text:p>
      <text:p text:style-name="P68"><text:s text:c="2"/>&lt;head&gt;</text:p>
      <text:p text:style-name="P68"><text:soft-page-break/><text:s text:c="4"/>&lt;title&gt;Thiago Carlos&lt;/title&gt;</text:p>
      <text:p text:style-name="P68"><text:s text:c="4"/>&lt;style&gt;</text:p>
      <text:p text:style-name="P125"><text:span text:style-name="T17"><text:s text:c="6"/></text:span><text:span text:style-name="T18">* {</text:span></text:p>
      <text:p text:style-name="P87"><text:s text:c="8"/>margin:0;</text:p>
      <text:p text:style-name="P87"><text:s text:c="8"/>padding:0;</text:p>
      <text:p text:style-name="P87"><text:s text:c="8"/>border:0;</text:p>
      <text:p text:style-name="P87"><text:s text:c="6"/>}</text:p>
      <text:p text:style-name="P68"><text:s text:c="6"/>body {</text:p>
      <text:p text:style-name="P68"><text:s text:c="8"/>background: #282a36;</text:p>
      <text:p text:style-name="P68"><text:s text:c="6"/>}</text:p>
      <text:p text:style-name="P125"><text:span text:style-name="T17"><text:s text:c="6"/></text:span><text:span text:style-name="T18">header {</text:span></text:p>
      <text:p text:style-name="P87"><text:s text:c="8"/>padding:32px;</text:p>
      <text:p text:style-name="P87"><text:s text:c="8"/>border-bottom: 1px solid #333;</text:p>
      <text:p text:style-name="P87"><text:s text:c="8"/>background: rgba(0, 0, 0, 0.1);</text:p>
      <text:p text:style-name="P87"><text:s text:c="6"/>}</text:p>
      <text:p text:style-name="P68"><text:s text:c="4"/>&lt;/style&gt;</text:p>
      <text:p text:style-name="P68"><text:s text:c="2"/>&lt;/head&gt;</text:p>
      <text:p text:style-name="P68"/>
      <text:p text:style-name="P68"><text:s text:c="2"/>&lt;body&gt;</text:p>
      <text:p text:style-name="P68"><text:s text:c="4"/>&lt;header&gt;</text:p>
      <text:p text:style-name="P68"><text:s text:c="6"/>&lt;div class="links"&gt;</text:p>
      <text:p text:style-name="P68"><text:s text:c="8"/>&lt;a href="/"&gt;Sobre&lt;/a&gt;</text:p>
      <text:p text:style-name="P68"><text:s text:c="8"/>&lt;a href="/"&gt;Aulas&lt;/a&gt;</text:p>
      <text:p text:style-name="P68"><text:s text:c="6"/>&lt;/div&gt;</text:p>
      <text:p text:style-name="P68"><text:s text:c="6"/></text:p>
      <text:p text:style-name="P68"><text:s text:c="4"/>&lt;/header&gt;</text:p>
      <text:p text:style-name="P68"><text:s text:c="4"/></text:p>
      <text:p text:style-name="P68"><text:s text:c="2"/>&lt;/body&gt;</text:p>
      <text:p text:style-name="P68"/>
      <text:p text:style-name="P68">&lt;/html&gt;</text:p>
      <text:p text:style-name="P100"/>
      <text:list xml:id="list122702561432888" text:continue-numbering="true" text:style-name="L12">
        <text:list-item>
          <text:list>
            <text:list-item>
              <text:p text:style-name="P171">Conhecendo a cascata do CSS</text:p>
            </text:list-item>
          </text:list>
        </text:list-item>
      </text:list>
      <text:p text:style-name="P101"/>
      <text:p text:style-name="P69">&lt;!DOCTYPE html&gt;</text:p>
      <text:p text:style-name="P69">&lt;html&gt;</text:p>
      <text:p text:style-name="P69"><text:s text:c="2"/>&lt;head&gt;</text:p>
      <text:p text:style-name="P69"><text:s text:c="4"/>&lt;title&gt;Thiago Carlos&lt;/title&gt;</text:p>
      <text:p text:style-name="P69"><text:s text:c="4"/>&lt;style&gt;</text:p>
      <text:p text:style-name="P69"><text:s text:c="6"/>* {</text:p>
      <text:p text:style-name="P69"><text:s text:c="8"/>margin:0;</text:p>
      <text:p text:style-name="P69"><text:s text:c="8"/>padding:0;</text:p>
      <text:p text:style-name="P69"><text:s text:c="8"/>border:0;</text:p>
      <text:p text:style-name="P69"><text:s text:c="6"/>}</text:p>
      <text:p text:style-name="P69"><text:s text:c="6"/>body {</text:p>
      <text:p text:style-name="P69"><text:s text:c="8"/>background: #282a36;</text:p>
      <text:p text:style-name="P69"><text:s text:c="6"/>}</text:p>
      <text:p text:style-name="P126"><text:span text:style-name="T17"><text:s text:c="6"/></text:span><text:span text:style-name="T18">header {</text:span></text:p>
      <text:p text:style-name="P88"><text:s text:c="8"/>padding:32px;</text:p>
      <text:p text:style-name="P88"><text:s text:c="8"/>border-bottom: 1px solid #333;</text:p>
      <text:p text:style-name="P88"><text:s text:c="8"/>background: rgba(0, 0, 0, 0.1);</text:p>
      <text:p text:style-name="P88"><text:s text:c="6"/>}</text:p>
      <text:p text:style-name="P88"><text:s text:c="6"/>header div {</text:p>
      <text:p text:style-name="P88"><text:s text:c="8"/>text-align: center;</text:p>
      <text:p text:style-name="P88"><text:s text:c="6"/>}</text:p>
      <text:p text:style-name="P88"><text:s text:c="6"/>header div a {</text:p>
      <text:p text:style-name="P88"><text:s text:c="8"/>color: white;</text:p>
      <text:p text:style-name="P88"><text:s text:c="6"/>}</text:p>
      <text:p text:style-name="P69"><text:s text:c="4"/>&lt;/style&gt;</text:p>
      <text:p text:style-name="P69"><text:s text:c="2"/>&lt;/head&gt;</text:p>
      <text:p text:style-name="P69"/>
      <text:p text:style-name="P69"><text:s text:c="2"/>&lt;body&gt;</text:p>
      <text:p text:style-name="P69"><text:soft-page-break/><text:s text:c="4"/>&lt;header&gt;</text:p>
      <text:p text:style-name="P69"><text:s text:c="6"/>&lt;div class="links"&gt;</text:p>
      <text:p text:style-name="P69"><text:s text:c="8"/>&lt;a href="/"&gt;Sobre&lt;/a&gt;</text:p>
      <text:p text:style-name="P69"><text:s text:c="8"/>&lt;a href="/"&gt;Aulas&lt;/a&gt;</text:p>
      <text:p text:style-name="P69"><text:s text:c="6"/>&lt;/div&gt;</text:p>
      <text:p text:style-name="P69"><text:s text:c="6"/></text:p>
      <text:p text:style-name="P69"><text:s text:c="4"/>&lt;/header&gt;</text:p>
      <text:p text:style-name="P69"><text:s text:c="4"/></text:p>
      <text:p text:style-name="P69"><text:s text:c="2"/>&lt;/body&gt;</text:p>
      <text:p text:style-name="P69"/>
      <text:p text:style-name="P69">&lt;/html&gt;</text:p>
      <text:p text:style-name="P101"/>
      <text:list xml:id="list122701430017683" text:continue-numbering="true" text:style-name="L12">
        <text:list-item>
          <text:list>
            <text:list-item>
              <text:p text:style-name="P171">Estilizando fontes e links do menu</text:p>
            </text:list-item>
          </text:list>
        </text:list-item>
      </text:list>
      <text:p text:style-name="P102"/>
      <text:p text:style-name="P70">&lt;head&gt;</text:p>
      <text:p text:style-name="P70"><text:s text:c="4"/>&lt;title&gt;Thiago Carlos&lt;/title&gt;</text:p>
      <text:p text:style-name="P127"><text:span text:style-name="T17"><text:s text:c="4"/></text:span><text:span text:style-name="T18">&lt;link rel="preconnect" href="https://fonts.googleapis.com"&gt;</text:span></text:p>
      <text:p text:style-name="P89">&lt;link rel="preconnect" href="https://fonts.gstatic.com" crossorigin&gt;</text:p>
      <text:p text:style-name="P89">&lt;link href="https://fonts.googleapis.com/css2?family=Source+Sans+Pro:ital,wght@0,200;0,300;0,400;0,600;0,700;0,900;1,200;1,300;1,400;1,600;1,700;1,900&amp;display=swap" rel="stylesheet"&gt;</text:p>
      <text:p text:style-name="P70"><text:s text:c="4"/>&lt;style&gt;</text:p>
      <text:p text:style-name="P70"><text:s text:c="6"/>* {</text:p>
      <text:p text:style-name="P70"><text:s text:c="8"/>margin:0;</text:p>
      <text:p text:style-name="P70"><text:s text:c="8"/>padding:0;</text:p>
      <text:p text:style-name="P70"><text:s text:c="8"/>border:0;</text:p>
      <text:p text:style-name="P70"><text:s text:c="6"/>}</text:p>
      <text:p text:style-name="P70"><text:s text:c="6"/>body {</text:p>
      <text:p text:style-name="P70"><text:s text:c="8"/>background: #282a36;</text:p>
      <text:p text:style-name="P127"><text:span text:style-name="T17"><text:s text:c="8"/></text:span><text:span text:style-name="T18">font-family: 'Source Sans Pro', sans-serif;</text:span></text:p>
      <text:p text:style-name="P70"><text:s text:c="6"/>}</text:p>
      <text:p text:style-name="P70"><text:s text:c="6"/>header {</text:p>
      <text:p text:style-name="P70"><text:s text:c="8"/>padding:32px;</text:p>
      <text:p text:style-name="P70"><text:s text:c="8"/>border-bottom: 1px solid #333;</text:p>
      <text:p text:style-name="P70"><text:s text:c="8"/>background: rgba(0, 0, 0, 0.1);</text:p>
      <text:p text:style-name="P70"><text:s text:c="6"/>}</text:p>
      <text:p text:style-name="P70"><text:s text:c="6"/>header div {</text:p>
      <text:p text:style-name="P70"><text:s text:c="8"/>text-align: center;</text:p>
      <text:p text:style-name="P70"><text:s text:c="6"/>}</text:p>
      <text:p text:style-name="P127"><text:span text:style-name="T17"><text:s text:c="6"/></text:span><text:span text:style-name="T18">header div a {</text:span></text:p>
      <text:p text:style-name="P89"><text:s text:c="8"/>color: white;</text:p>
      <text:p text:style-name="P89"><text:s text:c="8"/>font-size: 18px;</text:p>
      <text:p text:style-name="P89"><text:s text:c="8"/>line-height:28px;</text:p>
      <text:p text:style-name="P89"><text:s text:c="8"/>margin: 0 16px;</text:p>
      <text:p text:style-name="P89"><text:s text:c="8"/>text-decoration: none;</text:p>
      <text:p text:style-name="P89"><text:s text:c="6"/>}</text:p>
      <text:p text:style-name="P89"><text:s text:c="6"/>header div a:hover {</text:p>
      <text:p text:style-name="P89"><text:s text:c="8"/>color: #50fa7b;</text:p>
      <text:p text:style-name="P89"><text:s text:c="8"/>transition: color 500ms;</text:p>
      <text:p text:style-name="P89"><text:s text:c="6"/>}</text:p>
      <text:p text:style-name="P70"><text:s text:c="4"/>&lt;/style&gt;</text:p>
      <text:p text:style-name="P70"><text:s text:c="2"/>&lt;/head&gt;</text:p>
      <text:p text:style-name="P102"/>
      <text:list xml:id="list122701584622387" text:continue-numbering="true" text:style-name="L12">
        <text:list-item>
          <text:list>
            <text:list-item>
              <text:p text:style-name="P171">Desafio 2-1</text:p>
            </text:list-item>
          </text:list>
        </text:list-item>
      </text:list>
      <text:p text:style-name="P32"/>
      <text:p text:style-name="P32">Criar um arquivo html que contenha um favicon e um header com 3 links: Comunidade, Email e Telefone.</text:p>
      <text:p text:style-name="P32"/>
      <text:p text:style-name="P30">Favicon</text:p>
      <text:p text:style-name="P32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32"/>
      <text:p text:style-name="P30">&lt;link rel="icon" href="favicon.ico" type="image/x-icon" /&gt;</text:p>
      <text:p text:style-name="P32"/>
      <text:p text:style-name="P30">Links</text:p>
      <text:p text:style-name="P32"><text:span text:style-name="T13">Comunidade</text:span>: Link que deve apontar para o convite da comunidade aberta da rocketseat (https://discordapp.com/invite/gCRAFhc)</text:p>
      <text:p text:style-name="P32"/>
      <text:p text:style-name="P32"><text:span text:style-name="T13">Email</text:span>: Link que deve chamar o comando de enviar email para o destinatário oi@rocketseat.com.br. Dica: utilize o comando mailto dentro do href;</text:p>
      <text:p text:style-name="P32"/>
      <text:p text:style-name="P32"><text:span text:style-name="T13">Telefone</text:span>: Link que deve chamar o comando de realizar uma ligação para o número +5547992078767. Dica: utilize o comando tel dentro do href;</text:p>
      <text:p text:style-name="P32"/>
      <text:p text:style-name="P30">Estilização</text:p>
      <text:p text:style-name="P32">Você tem liberdade para escolher a estilização que preferir para esse desafio, mas alguns pontos são obrigatórios:</text:p>
      <text:p text:style-name="P32"/>
      <text:list xml:id="list2693021998" text:style-name="L15">
        <text:list-item>
          <text:p text:style-name="P151">Deve ser aplicado um background</text:p>
        </text:list-item>
        <text:list-item>
          <text:p text:style-name="P151">Deve ser utilizada a fonte Roboto</text:p>
        </text:list-item>
        <text:list-item>
          <text:p text:style-name="P151">O header precisa ocupar todo o espaço lateral e superior (body sem margin)</text:p>
        </text:list-item>
        <text:list-item>
          <text:p text:style-name="P151">O header precisa ter um espaçamento interno de 30px em todas as direções</text:p>
        </text:list-item>
        <text:list-item>
          <text:p text:style-name="P151">Os links devem ter um espaçamento de 30px entre si</text:p>
        </text:list-item>
      </text:list>
      <text:p text:style-name="P32"/>
      <text:p text:style-name="P93">Resolution code:</text:p>
      <text:p text:style-name="P86">&lt;!DOCTYPE html&gt;</text:p>
      <text:p text:style-name="P86">&lt;html lang="en"&gt;</text:p>
      <text:p text:style-name="P86">&lt;head&gt;</text:p>
      <text:p text:style-name="P86"><text:s text:c="2"/>&lt;meta charset="UTF-8"&gt;</text:p>
      <text:p text:style-name="P86"><text:s text:c="2"/>&lt;meta http-equiv="X-UA-Compatible" content="IE=edge"&gt;</text:p>
      <text:p text:style-name="P86"><text:s text:c="2"/>&lt;meta name="viewport" content="width=device-width, initial-scale=1.0"&gt;</text:p>
      <text:p text:style-name="P86"><text:s text:c="2"/>&lt;title&gt;Primeiro HTML&lt;/title&gt;</text:p>
      <text:p text:style-name="P86"><text:s text:c="2"/>&lt;link rel="shortcut icon" href="favicon.ico" type="image/x-icon"&gt;</text:p>
      <text:p text:style-name="P86"><text:s text:c="2"/>&lt;link rel="preconnect" href="https://fonts.googleapis.com"&gt;</text:p>
      <text:p text:style-name="P86"><text:s text:c="2"/>&lt;link rel="preconnect" href="https://fonts.gstatic.com" crossorigin&gt;</text:p>
      <text:p text:style-name="P86"><text:s text:c="2"/>&lt;link href="https://fonts.googleapis.com/css2?family=Roboto:ital,wght@0,100;0,300;0,400;0,500;0,700;0,900;1,100;1,300;1,400;1,500;1,700;1,900&amp;display=swap" rel="stylesheet"&gt;</text:p>
      <text:p text:style-name="P86"><text:s text:c="2"/></text:p>
      <text:p text:style-name="P86"><text:s text:c="2"/>&lt;style&gt;</text:p>
      <text:p text:style-name="P86"><text:s text:c="4"/>*{</text:p>
      <text:p text:style-name="P86"><text:s text:c="6"/>margin:0;</text:p>
      <text:p text:style-name="P86"><text:s text:c="6"/>padding:0;</text:p>
      <text:p text:style-name="P86"><text:s text:c="6"/>border:0;</text:p>
      <text:p text:style-name="P86"><text:s text:c="4"/>}</text:p>
      <text:p text:style-name="P86"><text:s text:c="4"/>body{</text:p>
      <text:p text:style-name="P86"><text:s text:c="6"/>background-color:rgba(176, 127, 255, 0.781);</text:p>
      <text:p text:style-name="P86"><text:s text:c="6"/>font-family: 'Roboto', sans-serif;</text:p>
      <text:p text:style-name="P86"><text:soft-page-break/><text:s text:c="6"/>font-size: 20px;</text:p>
      <text:p text:style-name="P86"><text:s text:c="4"/>}</text:p>
      <text:p text:style-name="P86"><text:s text:c="4"/>header {</text:p>
      <text:p text:style-name="P86"><text:s text:c="6"/>border: 30px;</text:p>
      <text:p text:style-name="P86"><text:s text:c="4"/>}</text:p>
      <text:p text:style-name="P86"><text:s text:c="4"/>header div{</text:p>
      <text:p text:style-name="P86"><text:s text:c="6"/>text-align:center;</text:p>
      <text:p text:style-name="P86"><text:s text:c="6"/>background-color:#D6C3F4;</text:p>
      <text:p text:style-name="P86"><text:s text:c="4"/>}</text:p>
      <text:p text:style-name="P86"><text:s text:c="4"/>header div a {</text:p>
      <text:p text:style-name="P86"><text:s text:c="6"/>color: #655C73;</text:p>
      <text:p text:style-name="P86"><text:s text:c="6"/>font-size: 20px;</text:p>
      <text:p text:style-name="P86"><text:s text:c="6"/>line-height: 100px;</text:p>
      <text:p text:style-name="P86"><text:s text:c="6"/>margin: 30px;</text:p>
      <text:p text:style-name="P86"><text:s text:c="6"/>text-decoration: none;</text:p>
      <text:p text:style-name="P86"><text:s text:c="4"/>}</text:p>
      <text:p text:style-name="P86"><text:s text:c="4"/>header div a:hover {</text:p>
      <text:p text:style-name="P86"><text:s text:c="6"/>padding: 10px;</text:p>
      <text:p text:style-name="P86"><text:s text:c="6"/>border-radius: 3px;</text:p>
      <text:p text:style-name="P86"><text:s text:c="6"/>border: 2px solid #4BA65E;</text:p>
      <text:p text:style-name="P86"><text:s text:c="6"/>color:#4BA65E;</text:p>
      <text:p text:style-name="P86"><text:s text:c="6"/>transition: color 500ms;</text:p>
      <text:p text:style-name="P86"><text:s text:c="4"/>}</text:p>
      <text:p text:style-name="P86"><text:s text:c="4"/></text:p>
      <text:p text:style-name="P86"><text:s text:c="2"/>&lt;/style&gt;</text:p>
      <text:p text:style-name="P86"/>
      <text:p text:style-name="P86">&lt;/head&gt;</text:p>
      <text:p text:style-name="P86">&lt;body&gt;</text:p>
      <text:p text:style-name="P86"><text:s text:c="2"/>&lt;header&gt;</text:p>
      <text:p text:style-name="P86"><text:s text:c="4"/>&lt;div&gt;</text:p>
      <text:p text:style-name="P86"><text:s text:c="6"/>&lt;a href="https://discordapp.com/invite/gCRAFhc"&gt;Comunidade&lt;/a&gt;</text:p>
      <text:p text:style-name="P86"><text:s text:c="6"/>&lt;a href="mailto:oi@rocketseat.com.br"&gt;Email&lt;/a&gt;</text:p>
      <text:p text:style-name="P86"><text:s text:c="6"/>&lt;a href="tel:+5547992078767"&gt;Telefone&lt;/a&gt;</text:p>
      <text:p text:style-name="P86"><text:s text:c="4"/>&lt;/div&gt;</text:p>
      <text:p text:style-name="P86"><text:s text:c="4"/></text:p>
      <text:p text:style-name="P86"><text:s text:c="2"/>&lt;/header&gt;</text:p>
      <text:p text:style-name="P86"><text:s text:c="2"/></text:p>
      <text:p text:style-name="P86">&lt;/body&gt;</text:p>
      <text:p text:style-name="P86">&lt;/html&gt;</text:p>
      <text:p text:style-name="P32"/>
      <text:list xml:id="list122702635204394" text:continue-list="list122701584622387" text:style-name="L12">
        <text:list-item>
          <text:list>
            <text:list-item>
              <text:p text:style-name="P167">Adicionando imagens no HTML</text:p>
            </text:list-item>
          </text:list>
        </text:list-item>
      </text:list>
      <text:p text:style-name="P103">Para importar imagens no HTML, usa-se a tag <text:span text:style-name="T13">&lt;img&gt;</text:span></text:p>
      <text:p text:style-name="P103"/>
      <text:p text:style-name="P71">&lt;div id="wrapper"&gt;</text:p>
      <text:p text:style-name="P71"><text:s text:c="6"/>&lt;img src="https://avatars.githubusercontent.com/u/76978748?v=4" alt="Thiago Carlos"&gt;</text:p>
      <text:p text:style-name="P71"><text:s text:c="4"/>&lt;/div&gt;</text:p>
      <text:p text:style-name="P103"/>
      <text:p text:style-name="P103">Imagem importada da api do meu perfil no Github.</text:p>
      <text:p text:style-name="P103"/>
      <text:list xml:id="list122701740552900" text:continue-numbering="true" text:style-name="L12">
        <text:list-item>
          <text:list>
            <text:list-item>
              <text:p text:style-name="P171">Separando e importando estilos</text:p>
              <text:p text:style-name="P159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19">No HTML:</text:p>
      <text:p text:style-name="P72">&lt;link rel="stylesheet" href="style.css"&gt;</text:p>
      <text:p text:style-name="P119">No CSS:</text:p>
      <text:p text:style-name="P72">* {</text:p>
      <text:p text:style-name="P72"><text:s text:c="2"/>margin:0;</text:p>
      <text:p text:style-name="P72"><text:soft-page-break/><text:s text:c="2"/>padding:0;</text:p>
      <text:p text:style-name="P72"><text:s text:c="2"/>border:0;</text:p>
      <text:p text:style-name="P72">}</text:p>
      <text:p text:style-name="P72">body {</text:p>
      <text:p text:style-name="P72"><text:s text:c="2"/>background: #282a36;</text:p>
      <text:p text:style-name="P72"><text:s text:c="2"/>font-family: 'Source Sans Pro', sans-serif;</text:p>
      <text:p text:style-name="P72">}</text:p>
      <text:p text:style-name="P72">header {</text:p>
      <text:p text:style-name="P72"><text:s text:c="2"/>padding:32px;</text:p>
      <text:p text:style-name="P72"><text:s text:c="2"/>border-bottom: 1px solid #333;</text:p>
      <text:p text:style-name="P72"><text:s text:c="2"/>background: rgba(0, 0, 0, 0.1);</text:p>
      <text:p text:style-name="P72">}</text:p>
      <text:p text:style-name="P72">header div {</text:p>
      <text:p text:style-name="P72"><text:s text:c="2"/>text-align: center;</text:p>
      <text:p text:style-name="P72">}</text:p>
      <text:p text:style-name="P72">header div a {</text:p>
      <text:p text:style-name="P72"><text:s text:c="2"/>color: white;</text:p>
      <text:p text:style-name="P72"><text:s text:c="2"/>font-size: 18px;</text:p>
      <text:p text:style-name="P72"><text:s text:c="2"/>line-height:28px;</text:p>
      <text:p text:style-name="P72"><text:s text:c="2"/>margin: 0 16px;</text:p>
      <text:p text:style-name="P72"><text:s text:c="2"/>text-decoration: none;</text:p>
      <text:p text:style-name="P72">}</text:p>
      <text:p text:style-name="P72">header div a:hover {</text:p>
      <text:p text:style-name="P72"><text:s text:c="2"/>color: #50fa7b;</text:p>
      <text:p text:style-name="P72"><text:s text:c="2"/>transition: color 500ms;</text:p>
      <text:p text:style-name="P72">}</text:p>
      <text:p text:style-name="P104"/>
      <text:p text:style-name="P104">Também pode ser realizada a importação das fontes no arquivo CSS, sem precisar colocar o link da importação no arquivo HTML, usando o <text:span text:style-name="T20">@import</text:span><text:span text:style-name="T19"> </text:span><text:span text:style-name="T20">"link-da-fonte”</text:span>:</text:p>
      <text:p text:style-name="P104"/>
      <text:p text:style-name="P73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104"/>
      <text:list xml:id="list122701168172310" text:continue-numbering="true" text:style-name="L12">
        <text:list-item>
          <text:list>
            <text:list-item>
              <text:p text:style-name="P172">Trabalhando com texto no HTML</text:p>
            </text:list-item>
          </text:list>
        </text:list-item>
      </text:list>
      <text:p text:style-name="P104"/>
      <text:p text:style-name="P105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105"/>
      <text:p text:style-name="P74"><text:span text:style-name="T13">&lt;h1&gt;</text:span>Thiago Carlos<text:span text:style-name="T13">&lt;/h1&gt;</text:span></text:p>
      <text:p text:style-name="P74"><text:span text:style-name="T13">&lt;h2&gt;</text:span>Estudante da Rocketseat<text:span text:style-name="T13">&lt;/h2&gt;</text:span></text:p>
      <text:p text:style-name="P74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104"/>
      <text:p text:style-name="P104"/>
      <text:list xml:id="list122701690692496" text:continue-numbering="true" text:style-name="L12">
        <text:list-item>
          <text:list>
            <text:list-item>
              <text:p text:style-name="P172">Estilizando imagem do avatar</text:p>
            </text:list-item>
          </text:list>
        </text:list-item>
      </text:list>
      <text:p text:style-name="P105"/>
      <text:p text:style-name="P106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106"/>
      <text:p text:style-name="P75"><text:span text:style-name="T13">#wrapper</text:span> {</text:p>
      <text:p text:style-name="P75"><text:s text:c="2"/>text-align: center;</text:p>
      <text:p text:style-name="P75"><text:s text:c="2"/>padding:32px;</text:p>
      <text:p text:style-name="P75">}</text:p>
      <text:p text:style-name="P106"/>
      <text:p text:style-name="P106"><text:soft-page-break/>No próximo exemplo, está sendo selecionado a tag &lt;img&gt; dentro do <text:s/>id=”wrapper:</text:p>
      <text:p text:style-name="P106"/>
      <text:p text:style-name="P75"><text:span text:style-name="T13">#wrapper img</text:span> {</text:p>
      <text:p text:style-name="P75"><text:s text:c="2"/>border-radius: 50%;</text:p>
      <text:p text:style-name="P75"><text:s text:c="2"/>border: 3px solid #50fa7b;</text:p>
      <text:p text:style-name="P75"><text:s text:c="2"/>margin-bottom:32px;</text:p>
      <text:p text:style-name="P75">}</text:p>
      <text:p text:style-name="P105"/>
      <text:p text:style-name="P105"/>
      <text:list xml:id="list122701515930799" text:continue-numbering="true" text:style-name="L12">
        <text:list-item>
          <text:list>
            <text:list-item>
              <text:p text:style-name="P172">Estilizando textos e fontes do avatar</text:p>
            </text:list-item>
          </text:list>
        </text:list-item>
      </text:list>
      <text:p text:style-name="P107"/>
      <text:p text:style-name="P76">#wrapper h1 {</text:p>
      <text:p text:style-name="P76"><text:s text:c="2"/>font-size:42px;</text:p>
      <text:p text:style-name="P76"><text:s text:c="2"/>line-height: 52px;</text:p>
      <text:p text:style-name="P76"><text:s text:c="2"/>font-weight: bold;</text:p>
      <text:p text:style-name="P76">}</text:p>
      <text:p text:style-name="P76"/>
      <text:p text:style-name="P76">#wrapper h2 {</text:p>
      <text:p text:style-name="P76"><text:s text:c="2"/>font-size: 24px;</text:p>
      <text:p text:style-name="P76"><text:s text:c="2"/>line-height: 34px;</text:p>
      <text:p text:style-name="P76"><text:s text:c="2"/>font-weight: normal;</text:p>
      <text:p text:style-name="P76"><text:s text:c="2"/>margin-top: 8px;</text:p>
      <text:p text:style-name="P76"><text:s text:c="2"/>opacity: 0.8;</text:p>
      <text:p text:style-name="P76">}</text:p>
      <text:p text:style-name="P76"/>
      <text:p text:style-name="P76">#wrapper p {</text:p>
      <text:p text:style-name="P76"><text:s text:c="2"/>max-width: 500px;</text:p>
      <text:p text:style-name="P76"><text:s text:c="2"/>margin:32px auto;</text:p>
      <text:p text:style-name="P76"><text:s text:c="2"/>font-size:24px;</text:p>
      <text:p text:style-name="P76"><text:s text:c="2"/>line-height: 34px;</text:p>
      <text:p text:style-name="P76">}</text:p>
      <text:p text:style-name="P107"/>
      <text:p text:style-name="P108">O <text:span text:style-name="T21">max-width</text:span> cria um box com largura máxima de acordo com o valor atribuído a ela, porém justifica o texto a direita. Para centralizar o texto basta acrescentar o <text:span text:style-name="T21">margin:32px auto;</text:span> o qual terá uma margem superior e inferior de 32px e laterial serão automática, logo o conteúdo volta a ser centralizado.</text:p>
      <text:p text:style-name="P108"/>
      <text:list xml:id="list122702661574277" text:continue-numbering="true" text:style-name="L12">
        <text:list-item>
          <text:list>
            <text:list-item>
              <text:p text:style-name="P172">Variáveis no CSS</text:p>
            </text:list-item>
          </text:list>
        </text:list-item>
      </text:list>
      <text:p text:style-name="P108"/>
      <text:p text:style-name="P109">Para declarar variáveis no CSS basta usar o comando <text:span text:style-name="T22">root</text:span>. Dentro do <text:span text:style-name="T22">root</text:span> você pode declarar variáveis e usá-las em todo o CSS. Isso facilita a alteração de estilização, pois basta mudar a variável e onde ela foi usada a modificação será realizada:</text:p>
      <text:p text:style-name="P109"/>
      <text:p text:style-name="P77"><text:span text:style-name="T13">:root</text:span> {</text:p>
      <text:p text:style-name="P77"><text:s text:c="2"/>--colorGreen: #50fa7b;</text:p>
      <text:p text:style-name="P77">}</text:p>
      <text:p text:style-name="P77"/>
      <text:p text:style-name="P77">#wrapper p a {</text:p>
      <text:p text:style-name="P77"><text:s text:c="2"/>color: <text:span text:style-name="T13">var(--colorGreen)</text:span>;</text:p>
      <text:p text:style-name="P77">}</text:p>
      <text:p text:style-name="P108"/>
      <text:p text:style-name="P109">Detalhe para a escrita da variável no <text:span text:style-name="T22">root</text:span> que sempre começará com “--”. E onde a variável for utilizada, deverá estar dentro da declaração: “<text:span text:style-name="T13">var();</text:span>”.</text:p>
      <text:list xml:id="list122701788549365" text:continue-numbering="true" text:style-name="L12">
        <text:list-item>
          <text:list>
            <text:list-item>
              <text:p text:style-name="P172"><text:soft-page-break/>Links para redes sociais</text:p>
            </text:list-item>
          </text:list>
        </text:list-item>
      </text:list>
      <text:p text:style-name="P109"/>
      <text:p text:style-name="P110">Para selecionar uma <text:span text:style-name="T22">class</text:span> no CSS, basta utilizar . + <text:s/>o nome da <text:span text:style-name="T22">class</text:span>:</text:p>
      <text:p text:style-name="P110"/>
      <text:p text:style-name="P78"><text:span text:style-name="T13">.links </text:span>{</text:p>
      <text:p text:style-name="P78"><text:s text:c="2"/>text-align: center;</text:p>
      <text:p text:style-name="P78">}</text:p>
      <text:p text:style-name="P78"/>
      <text:p text:style-name="P78"><text:span text:style-name="T13">.links </text:span>a {</text:p>
      <text:p text:style-name="P78"><text:s text:c="2"/>color: white;</text:p>
      <text:p text:style-name="P78"><text:s text:c="2"/>font-size: 18px;</text:p>
      <text:p text:style-name="P78"><text:s text:c="2"/>line-height:28px;</text:p>
      <text:p text:style-name="P78"><text:s text:c="2"/>margin:0 16px;</text:p>
      <text:p text:style-name="P78"><text:s text:c="2"/>padding-bottom: 3px;</text:p>
      <text:p text:style-name="P78"><text:s text:c="2"/>text-decoration: none;</text:p>
      <text:p text:style-name="P78">}</text:p>
      <text:p text:style-name="P78"/>
      <text:p text:style-name="P78"><text:span text:style-name="T13">.links</text:span> :hover {</text:p>
      <text:p text:style-name="P78"><text:s text:c="2"/>color: var(--colorGreen);</text:p>
      <text:p text:style-name="P78"><text:s text:c="2"/>transition: color 500ms;</text:p>
      <text:p text:style-name="P78">}</text:p>
      <text:p text:style-name="P109"/>
      <text:list xml:id="list122700924784379" text:continue-numbering="true" text:style-name="L12">
        <text:list-item>
          <text:list>
            <text:list-item>
              <text:p text:style-name="P172">Desafio 2-2</text:p>
            </text:list-item>
          </text:list>
        </text:list-item>
      </text:list>
      <text:p text:style-name="P111"/>
      <text:p text:style-name="P79">&lt;!DOCTYPE html&gt;</text:p>
      <text:p text:style-name="P79">&lt;html lang="en"&gt;</text:p>
      <text:p text:style-name="P79">&lt;head&gt;</text:p>
      <text:p text:style-name="P79"><text:s text:c="2"/>&lt;meta charset="UTF-8"&gt;</text:p>
      <text:p text:style-name="P79"><text:s text:c="2"/>&lt;meta http-equiv="X-UA-Compatible" content="IE=edge"&gt;</text:p>
      <text:p text:style-name="P79"><text:s text:c="2"/>&lt;meta name="viewport" content="width=device-width, initial-scale=1.0"&gt;</text:p>
      <text:p text:style-name="P79"><text:s text:c="2"/>&lt;title&gt;Sobre&lt;/title&gt;</text:p>
      <text:p text:style-name="P79"><text:s text:c="2"/>&lt;link rel="shortcut icon" href="/modulo02/images/favicon.ico" type="image/x-icon"&gt;</text:p>
      <text:p text:style-name="P79"><text:s text:c="2"/>&lt;link rel="stylesheet" href="desafio2-2.css"&gt;</text:p>
      <text:p text:style-name="P79">&lt;/head&gt;</text:p>
      <text:p text:style-name="P79">&lt;body&gt;</text:p>
      <text:p text:style-name="P79"><text:s text:c="2"/></text:p>
      <text:p text:style-name="P79"><text:s text:c="2"/>&lt;div id="image"&gt;</text:p>
      <text:p text:style-name="P79"><text:s text:c="4"/>&lt;img src="https://avatars.githubusercontent.com/u/28929274?s=200&amp;v=4" alt="logoRocketseat"&gt;</text:p>
      <text:p text:style-name="P79"><text:s text:c="2"/>&lt;/div&gt;</text:p>
      <text:p text:style-name="P79"/>
      <text:p text:style-name="P79"><text:s text:c="2"/>&lt;div id="aboutCompany"&gt;</text:p>
      <text:p text:style-name="P79"><text:s text:c="4"/></text:p>
      <text:p text:style-name="P79"><text:s text:c="4"/>&lt;h1&gt;Rocketseat&lt;/h1&gt;</text:p>
      <text:p text:style-name="P79"/>
      <text:p text:style-name="P79"><text:s text:c="4"/>&lt;p id="paragraph"&gt;</text:p>
      <text:p text:style-name="P79"><text:s text:c="6"/>A Rocketseat é uma empresa que busca capacitar pessoas que buscam se profissionalizar na programação independente do seu momento ou nível de conhecimento.</text:p>
      <text:p text:style-name="P79"><text:s text:c="4"/>&lt;/p&gt;</text:p>
      <text:p text:style-name="P79"><text:s text:c="6"/></text:p>
      <text:p text:style-name="P79"><text:s text:c="2"/>&lt;/div&gt;</text:p>
      <text:p text:style-name="P79"/>
      <text:p text:style-name="P79"><text:s text:c="2"/>&lt;div id="listTechnologies"&gt;</text:p>
      <text:p text:style-name="P79"><text:s text:c="4"/>&lt;ul&gt;</text:p>
      <text:p text:style-name="P79"><text:s text:c="6"/>&lt;li&gt;HTML&lt;/li&gt;</text:p>
      <text:p text:style-name="P79"><text:s text:c="6"/>&lt;li&gt;CSS&lt;/li&gt;</text:p>
      <text:p text:style-name="P79"><text:s text:c="6"/>&lt;li&gt;JavaScript&lt;/li&gt;</text:p>
      <text:p text:style-name="P79"><text:soft-page-break/><text:s text:c="6"/>&lt;li&gt;Node.js&lt;/li&gt;</text:p>
      <text:p text:style-name="P79"><text:s text:c="6"/>&lt;li&gt;Git&lt;/li&gt;</text:p>
      <text:p text:style-name="P79"><text:s text:c="6"/>&lt;li&gt;GitHub&lt;/li&gt;</text:p>
      <text:p text:style-name="P79"><text:s text:c="4"/>&lt;/ul&gt;</text:p>
      <text:p text:style-name="P79"><text:s text:c="2"/>&lt;/div&gt;</text:p>
      <text:p text:style-name="P79"/>
      <text:p text:style-name="P79"><text:s text:c="2"/>&lt;div id="bottomSocialMedia"&gt;</text:p>
      <text:p text:style-name="P79"><text:s text:c="6"/></text:p>
      <text:p text:style-name="P79"><text:s text:c="4"/>&lt;a href="https://www.facebook.com/rocketseat/" target="_blank"&gt;&lt;img src="/modulo02/images/facebook.svg" alt=""&gt;&lt;/a&gt;</text:p>
      <text:p text:style-name="P79"><text:s text:c="4"/>&lt;a href="https://github.com/rocketseat" target="_blank"&gt;&lt;img src="/modulo02/images/gitHub.svg" alt=""&gt;&lt;/a&gt;</text:p>
      <text:p text:style-name="P79"><text:s text:c="4"/>&lt;a href="https://www.instagram.com/rocketseat_oficial/" target="_blank"&gt;&lt;img src="/modulo02/images/instagram.svg" alt=""&gt;&lt;/a&gt;</text:p>
      <text:p text:style-name="P79"><text:s text:c="4"/></text:p>
      <text:p text:style-name="P79"><text:s text:c="2"/>&lt;/div&gt;</text:p>
      <text:p text:style-name="P79">&lt;/body&gt;</text:p>
      <text:p text:style-name="P79">&lt;/html&gt;</text:p>
      <text:p text:style-name="P111"/>
      <text:p text:style-name="P79">@import url('https://fonts.googleapis.com/css2?family=Roboto:ital,wght@0,100;0,300;0,400;0,500;0,700;0,900;1,100;1,300;1,400;1,500;1,700;1,900&amp;display=swap');</text:p>
      <text:p text:style-name="P79"><text:s text:c="4"/>:root {</text:p>
      <text:p text:style-name="P79"><text:s text:c="6"/>--colorGreen: #50fa7b;</text:p>
      <text:p text:style-name="P79"><text:s text:c="4"/>}</text:p>
      <text:p text:style-name="P79"/>
      <text:p text:style-name="P79"><text:s text:c="4"/>*{</text:p>
      <text:p text:style-name="P79"><text:s text:c="6"/>margin:0;</text:p>
      <text:p text:style-name="P79"><text:s text:c="6"/>padding:0;</text:p>
      <text:p text:style-name="P79"><text:s text:c="6"/>border:0;</text:p>
      <text:p text:style-name="P79"><text:s text:c="4"/>}</text:p>
      <text:p text:style-name="P79"/>
      <text:p text:style-name="P79"><text:s text:c="4"/>body {</text:p>
      <text:p text:style-name="P79"><text:s text:c="6"/>background-color:rgba(176, 127, 255, 0.781);</text:p>
      <text:p text:style-name="P79"><text:s text:c="6"/>font-family: 'Roboto', sans-serif;</text:p>
      <text:p text:style-name="P79"><text:s text:c="6"/>font-size: 20px;</text:p>
      <text:p text:style-name="P79"><text:s text:c="6"/>line-height: 30px;</text:p>
      <text:p text:style-name="P79"><text:s text:c="6"/>color:black;</text:p>
      <text:p text:style-name="P79"><text:s text:c="6"/>text-align:center;</text:p>
      <text:p text:style-name="P79"><text:s text:c="4"/>}</text:p>
      <text:p text:style-name="P79"/>
      <text:p text:style-name="P79"><text:s text:c="4"/>#image img{</text:p>
      <text:p text:style-name="P79"><text:s text:c="6"/>margin-top:32px;</text:p>
      <text:p text:style-name="P79"><text:s text:c="6"/>border-radius: 50%;</text:p>
      <text:p text:style-name="P79"><text:s text:c="4"/>}</text:p>
      <text:p text:style-name="P79"><text:s text:c="4"/></text:p>
      <text:p text:style-name="P79"><text:s text:c="4"/>#image img:hover{</text:p>
      <text:p text:style-name="P79"><text:s text:c="6"/>border: 3px solid var(--colorGreen);</text:p>
      <text:p text:style-name="P79"><text:s text:c="4"/>}</text:p>
      <text:p text:style-name="P79"/>
      <text:p text:style-name="P79"><text:s text:c="4"/>#aboutCompany h1 {</text:p>
      <text:p text:style-name="P79"><text:s text:c="6"/>color:rgb(0, 0, 0);</text:p>
      <text:p text:style-name="P79"><text:s text:c="6"/>margin-top:32px;</text:p>
      <text:p text:style-name="P79"><text:s text:c="6"/>font-size: 50px;</text:p>
      <text:p text:style-name="P79"><text:s text:c="6"/>line-height: 60px;</text:p>
      <text:p text:style-name="P79"><text:s text:c="4"/>}</text:p>
      <text:p text:style-name="P79"/>
      <text:p text:style-name="P79"><text:s text:c="4"/>#aboutCompany h1:hover{</text:p>
      <text:p text:style-name="P79"><text:s text:c="6"/>text-shadow: 3px 3px 3px var(--colorGreen);</text:p>
      <text:p text:style-name="P79"><text:s text:c="4"/>}</text:p>
      <text:p text:style-name="P79"/>
      <text:p text:style-name="P79"><text:s text:c="4"/>#aboutCompany p {</text:p>
      <text:p text:style-name="P79"><text:soft-page-break/><text:s text:c="6"/>margin-top: 32px;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left: 20%;</text:p>
      <text:p text:style-name="P79"><text:s text:c="6"/>margin-right: 20%;</text:p>
      <text:p text:style-name="P79"><text:s text:c="4"/>}</text:p>
      <text:p text:style-name="P79"/>
      <text:p text:style-name="P79"><text:s text:c="4"/>#paragraph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listTechnologies {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top:32px;</text:p>
      <text:p text:style-name="P79"><text:s text:c="4"/>}</text:p>
      <text:p text:style-name="P79"/>
      <text:p text:style-name="P79"><text:s text:c="4"/>#listTechnologies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bottomSocialMedia{</text:p>
      <text:p text:style-name="P79"><text:s text:c="6"/>margin-top: 32px;</text:p>
      <text:p text:style-name="P79"><text:s text:c="4"/>}</text:p>
      <text:p text:style-name="P79"/>
      <text:p text:style-name="P79"><text:s text:c="4"/>#bottomSocialMedia a{</text:p>
      <text:p text:style-name="P79"><text:s text:c="6"/>padding: 20px;</text:p>
      <text:p text:style-name="P79"><text:s text:c="4"/>}</text:p>
      <text:p text:style-name="P79"><text:s text:c="4"/></text:p>
      <text:p text:style-name="P79"><text:s text:c="4"/>#bottomSocialMedia a :hover {</text:p>
      <text:p text:style-name="P79"><text:s text:c="6"/>Background-color: var(--colorGreen);</text:p>
      <text:p text:style-name="P79"><text:s text:c="6"/>border-radius: 5px;</text:p>
      <text:p text:style-name="P79"><text:s text:c="4"/>}</text:p>
      <text:p text:style-name="P111"/>
      <text:list xml:id="list122701690356275" text:continue-numbering="true" text:style-name="L12">
        <text:list-item>
          <text:p text:style-name="P146">Página de portifólio</text:p>
          <text:list>
            <text:list-item>
              <text:p text:style-name="P168">Iniciando página de portifólio</text:p>
            </text:list-item>
          </text:list>
        </text:list-item>
      </text:list>
      <text:p text:style-name="P112">Foi criada a página “Aulas”:</text:p>
      <text:p text:style-name="P112"/>
      <text:p text:style-name="P80">&lt;!DOCTYPE html&gt;</text:p>
      <text:p text:style-name="P80">&lt;html&gt;</text:p>
      <text:p text:style-name="P80"><text:s text:c="2"/>&lt;head&gt;</text:p>
      <text:p text:style-name="P80"><text:s text:c="4"/>&lt;title&gt;Aulas&lt;/title&gt;</text:p>
      <text:p text:style-name="P80"><text:s text:c="4"/>&lt;link rel="stylesheet" href="style.css"&gt;</text:p>
      <text:p text:style-name="P80"><text:s text:c="2"/>&lt;/head&gt;</text:p>
      <text:p text:style-name="P80"/>
      <text:p text:style-name="P80"><text:s text:c="2"/>&lt;body&gt;</text:p>
      <text:p text:style-name="P80"><text:s text:c="4"/>&lt;header&gt;</text:p>
      <text:p text:style-name="P80"><text:s text:c="6"/>&lt;div class="links"&gt;</text:p>
      <text:p text:style-name="P80"><text:s text:c="8"/>&lt;a href="/"&gt;Sobre&lt;/a&gt;</text:p>
      <text:p text:style-name="P80"><text:s text:c="8"/>&lt;a href="/"&gt;Aulas&lt;/a&gt;</text:p>
      <text:p text:style-name="P80"><text:s text:c="6"/>&lt;/div&gt;</text:p>
      <text:p text:style-name="P80"><text:s text:c="4"/>&lt;/header&gt;</text:p>
      <text:p text:style-name="P80"/>
      <text:p text:style-name="P80"><text:s text:c="4"/>&lt;div id="wrapper"&gt;</text:p>
      <text:p text:style-name="P80"><text:s text:c="6"/>&lt;h1&gt;Aulas&lt;/h1&gt;</text:p>
      <text:p text:style-name="P80"><text:s text:c="4"/>&lt;/div&gt;</text:p>
      <text:p text:style-name="P80"/>
      <text:p text:style-name="P80"><text:s text:c="4"/>&lt;section class="cards"&gt;</text:p>
      <text:p text:style-name="P80"/>
      <text:p text:style-name="P80"><text:soft-page-break/><text:s text:c="6"/>&lt;div class="card"&gt;</text:p>
      <text:p text:style-name="P80"><text:s text:c="8"/>&lt;div class="card__image-container"&gt;</text:p>
      <text:p text:style-name="P80"><text:s text:c="10"/>&lt;img src="https://img.youtube.com/vi/mgBc1Scnzjk/sddefault.jpg" alt="Video Aula"&gt;</text:p>
      <text:p text:style-name="P80"><text:s text:c="8"/>&lt;/div&gt;</text:p>
      <text:p text:style-name="P80"><text:s text:c="8"/>&lt;div class="card__content"&gt;</text:p>
      <text:p text:style-name="P80"><text:s text:c="10"/>&lt;p&gt;Exercício média em JS | Thiago Carlos &lt;/p&gt;</text:p>
      <text:p text:style-name="P80"><text:s text:c="8"/>&lt;/div&gt;</text:p>
      <text:p text:style-name="P80"><text:s text:c="8"/>&lt;div class="card__info"&gt;</text:p>
      <text:p text:style-name="P80"><text:s text:c="10"/>&lt;p&gt;3 min&lt;/p&gt;</text:p>
      <text:p text:style-name="P80"><text:s text:c="10"/>&lt;p class="card__price"&gt;Free&lt;/p&gt;</text:p>
      <text:p text:style-name="P80"><text:s text:c="8"/>&lt;/div&gt;</text:p>
      <text:p text:style-name="P80"><text:s text:c="6"/>&lt;/div&gt;</text:p>
      <text:p text:style-name="P80"><text:s text:c="6"/></text:p>
      <text:p text:style-name="P80"><text:s text:c="4"/>&lt;/section&gt;</text:p>
      <text:p text:style-name="P80"/>
      <text:p text:style-name="P80"><text:s text:c="2"/>&lt;/body&gt;</text:p>
      <text:p text:style-name="P80"/>
      <text:p text:style-name="P80">&lt;/html&gt;</text:p>
      <text:p text:style-name="P111"/>
      <text:p text:style-name="P111"/>
      <text:list xml:id="list122702677605955" text:continue-numbering="true" text:style-name="L12">
        <text:list-item>
          <text:list>
            <text:list-item>
              <text:p text:style-name="P172">Estilizando os cards</text:p>
              <text:p text:style-name="P160">Estilizndo a página “Aulas”</text:p>
            </text:list-item>
          </text:list>
        </text:list-item>
      </text:list>
      <text:p text:style-name="P112"/>
      <text:p text:style-name="P81">/*=== CARDS ===*/</text:p>
      <text:p text:style-name="P81">.cards {</text:p>
      <text:p text:style-name="P81"><text:s text:c="2"/>max-width:640px;</text:p>
      <text:p text:style-name="P81"><text:s text:c="2"/>margin: 0 auto;</text:p>
      <text:p text:style-name="P81">}</text:p>
      <text:p text:style-name="P81"/>
      <text:p text:style-name="P81">.card {</text:p>
      <text:p text:style-name="P81"><text:s text:c="2"/>background-color: #7159c1;</text:p>
      <text:p text:style-name="P81">}</text:p>
      <text:p text:style-name="P81"/>
      <text:p text:style-name="P81">.card__image-container {</text:p>
      <text:p text:style-name="P81"><text:s text:c="2"/>width: 100%;</text:p>
      <text:p text:style-name="P81">}</text:p>
      <text:p text:style-name="P81"/>
      <text:p text:style-name="P90">.card__content,</text:p>
      <text:p text:style-name="P90">.card__info {</text:p>
      <text:p text:style-name="P90"><text:s text:c="2"/>padding: 24px;</text:p>
      <text:p text:style-name="P90">}</text:p>
      <text:p text:style-name="P112"/>
      <text:p text:style-name="P112">um conceito interessante no CSS, é de usar duas class de uma vez e aplicar o mesmo estilo para as duas, como este último exemplo acima.</text:p>
      <text:p text:style-name="P112"/>
      <text:list xml:id="list122700979051973" text:continue-numbering="true" text:style-name="L12">
        <text:list-item>
          <text:list>
            <text:list-item>
              <text:p text:style-name="P172">Posicionando elementos HTML com CSS grid</text:p>
            </text:list-item>
          </text:list>
        </text:list-item>
      </text:list>
      <text:p text:style-name="P115">Aplicação do conceito de grid: Forma uma tabela com os elementos filhos da tag a qual foi aplicado o grid.</text:p>
      <text:p text:style-name="P115"/>
      <text:p text:style-name="P82">.card__info {</text:p>
      <text:p text:style-name="P82"><text:s text:c="2"/>display: grid;</text:p>
      <text:p text:style-name="P82"><text:s text:c="2"/>grid-template-columns: 1fr 1fr;</text:p>
      <text:p text:style-name="P82">}</text:p>
      <text:p text:style-name="P113"/>
      <text:p text:style-name="P115"><text:soft-page-break/>No CSS também podemos aplicar filtro através do comando “<text:span text:style-name="T22">filter</text:span>”que poderá aplicar vários efeitos. No exemplo abaixo, foi alterado o brilho do blacground-color:</text:p>
      <text:p text:style-name="P115"/>
      <text:p text:style-name="P82">.card__price {</text:p>
      <text:p text:style-name="P82"><text:s text:c="2"/>background-color: var(--colorRoket);</text:p>
      <text:p text:style-name="P82"><text:s text:c="2"/>filter: brightness(90%);</text:p>
      <text:p text:style-name="P82"><text:s text:c="2"/>padding: 5px 20px;</text:p>
      <text:p text:style-name="P82"><text:s text:c="2"/>border-radius: 20px;</text:p>
      <text:p text:style-name="P82"><text:s text:c="2"/>text-align: center;</text:p>
      <text:p text:style-name="P82">}</text:p>
      <text:p text:style-name="P113"/>
      <text:p text:style-name="P113"><text:a xlink:type="simple" xlink:href="https://www.softr.io/tools/download-youtube-thumbnail" text:style-name="Internet_20_link" text:visited-style-name="Visited_20_Internet_20_Link">https://www.softr.io/tools/download-youtube-thumbnail</text:a></text:p>
      <text:p text:style-name="P116">Site para criar url de thumbnail de vídeos do YouTube.</text:p>
      <text:p text:style-name="P113"/>
      <text:list xml:id="list122700760501257" text:continue-numbering="true" text:style-name="L12">
        <text:list-item>
          <text:p text:style-name="P146">Modal</text:p>
          <text:list>
            <text:list-item>
              <text:p text:style-name="P168">Sobreposição de conteúdo HTML com CSS</text:p>
              <text:p text:style-name="P161">Adicionando modal. No HTML:</text:p>
            </text:list-item>
          </text:list>
        </text:list-item>
      </text:list>
      <text:p text:style-name="P117"/>
      <text:p text:style-name="P83">&lt;div class="modal-overlay"&gt;</text:p>
      <text:p text:style-name="P83"><text:s text:c="6"/></text:p>
      <text:p text:style-name="P83">&lt;/div&gt;</text:p>
      <text:p text:style-name="P117"/>
      <text:p text:style-name="P117">No CSS:</text:p>
      <text:p text:style-name="P117"/>
      <text:p text:style-name="P84">.modal-overlay {</text:p>
      <text:p text:style-name="P84"><text:s text:c="2"/>background-color: rgba(0, 0, 0, 0.7);</text:p>
      <text:p text:style-name="P84"><text:s text:c="2"/>width: 100%;</text:p>
      <text:p text:style-name="P84"><text:s text:c="2"/>height: 100%;</text:p>
      <text:p text:style-name="P84"><text:s text:c="2"/>position: fixed;</text:p>
      <text:p text:style-name="P84"><text:s text:c="2"/>top:0;</text:p>
      <text:p text:style-name="P84">}</text:p>
      <text:p text:style-name="P117"/>
      <text:p text:style-name="P117"/>
      <text:p text:style-name="P117"/>
      <text:list xml:id="list122702526753925" text:continue-numbering="true" text:style-name="L12">
        <text:list-item>
          <text:list>
            <text:list-item>
              <text:p text:style-name="P172">Adicionando janela pop-up no estilo modal</text:p>
            </text:list-item>
          </text:list>
        </text:list-item>
      </text:list>
      <text:p text:style-name="P163"><text:a xlink:type="simple" xlink:href="https://google.github.io/material-design-icons/" text:style-name="Internet_20_link" text:visited-style-name="Visited_20_Internet_20_Link">https://google.github.io/material-design-icons/</text:a> →<text:span text:style-name="T24"> para aplicar o design icons.</text:span></text:p>
      <text:p text:style-name="P163"/>
      <text:p text:style-name="P163"><text:a xlink:type="simple" xlink:href="https://fonts.google.com/icons?selected=Material+Icons&amp;icon.query=close" text:style-name="Internet_20_link" text:visited-style-name="Visited_20_Internet_20_Link">https://fonts.google.com/icons?selected=Material+Icons&amp;icon.query=close</text:a> →<text:span text:style-name="T24"> Para pesquisar ícones</text:span></text:p>
      <text:p text:style-name="P163"/>
      <text:p text:style-name="P164">No CSS o uso do “<text:span text:style-name="T22">position</text:span>” para posicionar o botão close.</text:p>
      <text:p text:style-name="P164"/>
      <text:p text:style-name="P165">.modal {</text:p>
      <text:p text:style-name="P165"><text:s text:c="2"/>background-color: white;</text:p>
      <text:p text:style-name="P165"><text:s text:c="2"/>width: 90%;</text:p>
      <text:p text:style-name="P165"><text:s text:c="2"/>height: 90%;</text:p>
      <text:p text:style-name="P165"><text:s text:c="2"/>margin: 5vh auto;</text:p>
      <text:p text:style-name="P165"><text:s text:c="2"/>position: relative;</text:p>
      <text:p text:style-name="P165">}</text:p>
      <text:p text:style-name="P165"/>
      <text:p text:style-name="P165">.close-modal{</text:p>
      <text:p text:style-name="P165"><text:s text:c="2"/>color: black;</text:p>
      <text:p text:style-name="P165"><text:s text:c="2"/>position: absolute;</text:p>
      <text:p text:style-name="P165"><text:s text:c="2"/>right: 8px;</text:p>
      <text:p text:style-name="P165"><text:soft-page-break/><text:s text:c="2"/>top: 8px;</text:p>
      <text:p text:style-name="P165"><text:s text:c="2"/>cursor: pointer;</text:p>
      <text:p text:style-name="P165">}</text:p>
      <text:p text:style-name="P162"/>
      <text:list xml:id="list122702250676877" text:continue-numbering="true" text:style-name="L12">
        <text:list-item>
          <text:list>
            <text:list-item>
              <text:p text:style-name="P172">Escondendo elementos com CSS</text:p>
            </text:list-item>
          </text:list>
        </text:list-item>
      </text:list>
      <text:p text:style-name="P173"/>
      <text:p text:style-name="P173"/>
      <text:p text:style-name="P173"/>
      <text:list xml:id="list122701188442275" text:continue-numbering="true" text:style-name="L12">
        <text:list-item>
          <text:p text:style-name="P146">Controlando modal com JavaScript</text:p>
          <text:list>
            <text:list-item>
              <text:p text:style-name="P168">Selecionando elementos da DOM</text:p>
            </text:list-item>
            <text:list-item>
              <text:p text:style-name="P172">Manipulando a DOM</text:p>
            </text:list-item>
          </text:list>
        </text:list-item>
        <text:list-item>
          <text:p text:style-name="P146">Vídeo dinâmico</text:p>
          <text:list>
            <text:list-item>
              <text:p text:style-name="P168">Adicionando conteúdo externo com iframe</text:p>
            </text:list-item>
            <text:list-item>
              <text:p text:style-name="P172">Substituindo conteúdo com JavaScript</text:p>
            </text:list-item>
            <text:list-item>
              <text:p text:style-name="P172">Desafio 2-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8T12:27:00.299281239</dc:date>
    <meta:editing-duration>PT6H31M27S</meta:editing-duration>
    <meta:editing-cycles>23</meta:editing-cycles>
    <meta:generator>LibreOffice/6.1.5.2$Linux_X86_64 LibreOffice_project/10$Build-2</meta:generator>
    <meta:document-statistic meta:table-count="0" meta:image-count="0" meta:object-count="0" meta:page-count="39" meta:paragraph-count="1459" meta:word-count="5140" meta:character-count="38736" meta:non-whitespace-character-count="32105"/>
  </office:meta>
</office:document-meta>
</file>